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38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/>
    </style:style>
    <style:style style:name="ce39" style:family="table-cell" style:parent-style-name="Default" style:data-style-name="N3">
      <style:table-cell-properties fo:background-color="#FFFFFF"/>
    </style:style>
    <style:style style:name="ce40" style:family="table-cell" style:parent-style-name="Default" style:data-style-name="N3">
      <style:table-cell-properties fo:background-color="#FFFF00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fo:background-color="#FFFFFF"/>
    </style:style>
    <style:style style:name="ce5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5" style:family="table-cell" style:parent-style-name="Default" style:data-style-name="N41">
      <style:table-cell-properties fo:border-top="none" fo:border-bottom="none" fo:border-left="thin solid #000000" fo:border-right="thin solid #000000"/>
    </style:style>
    <style:style style:name="ce66" style:family="table-cell" style:parent-style-name="Comma" style:data-style-name="N42">
      <style:table-cell-properties fo:border-top="none" fo:border-bottom="none" fo:border-left="thin solid #000000" fo:border-right="thin solid #000000" style:vertical-align="automatic" fo:background-color="transparent"/>
    </style:style>
    <style:style style:name="ce67" style:family="table-cell" style:parent-style-name="Default" style:data-style-name="N0">
      <style:table-cell-properties fo:border="thin solid #000000"/>
    </style:style>
    <style:style style:name="ce68" style:family="table-cell" style:parent-style-name="Default" style:data-style-name="N41">
      <style:table-cell-properties fo:border="thin solid #00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0" style:family="table-cell" style:parent-style-name="Default" style:data-style-name="N0">
      <style:text-properties style:text-underline-style="solid" style:text-underline-type="single"/>
    </style:style>
    <style:style style:name="ce71" style:family="table-cell" style:parent-style-name="Default" style:data-style-name="N3">
      <style:text-properties style:font-name="Tahoma" style:font-name-asian="Tahoma" style:font-name-complex="Tahoma" style:font-family-generic="swiss"/>
    </style:style>
    <style:style style:name="ce7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73" style:family="table-cell" style:parent-style-name="Comma" style:data-style-name="N41">
      <style:table-cell-properties style:vertical-align="automatic" fo:background-color="transparent"/>
      <style:text-properties style:font-name="Tahoma" style:font-name-asian="Tahoma" style:font-name-complex="Tahoma" style:font-family-generic="swiss"/>
    </style:style>
    <style:style style:name="ce74" style:family="table-cell" style:parent-style-name="Default" style:data-style-name="N0">
      <style:text-properties fo:color="#000000" style:font-name="TAHOMA" style:font-name-asian="TAHOMA" style:font-name-complex="TAHOMA" fo:font-size="7pt" style:font-size-asian="7pt" style:font-size-complex="7pt" fo:font-weight="bold" style:font-weight-asian="bold" style:font-weight-complex="bold" style:font-family-generic="swiss"/>
    </style:style>
    <style:style style:name="ce75" style:family="table-cell" style:parent-style-name="Default" style:data-style-name="N3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3"/>
    <style:style style:name="ce78" style:family="table-cell" style:parent-style-name="Default" style:data-style-name="N0">
      <style:text-properties fo:font-size="8pt" style:font-size-asian="8pt" style:font-size-complex="8pt"/>
    </style:style>
    <style:style style:name="ce79" style:family="table-cell" style:parent-style-name="Default" style:data-style-name="N3">
      <style:text-properties fo:font-size="8pt" style:font-size-asian="8pt" style:font-size-complex="8pt"/>
    </style:style>
    <style:style style:name="ce80" style:family="table-cell" style:parent-style-name="Default" style:data-style-name="N19"/>
    <style:style style:name="ce81" style:family="table-cell" style:parent-style-name="Default" style:data-style-name="N4"/>
    <style:style style:name="ce82" style:family="table-cell" style:parent-style-name="Comma" style:data-style-name="N43">
      <style:table-cell-properties style:vertical-align="automatic" fo:background-color="transparent"/>
    </style:style>
    <style:style style:name="ce83" style:family="table-cell" style:parent-style-name="Default" style:data-style-name="N4">
      <style:table-cell-properties fo:border="2pt solid #000000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854166666667cm" style:use-optimal-column-width="true"/>
    </style:style>
    <style:style style:name="co11" style:family="table-column">
      <style:table-column-properties fo:break-before="auto" style:column-width="9.4720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0.398125cm"/>
    </style:style>
    <style:style style:name="co16" style:family="table-column">
      <style:table-column-properties fo:break-before="auto" style:column-width="3.06916666666667cm" style:use-optimal-column-width="true"/>
    </style:style>
    <style:style style:name="co17" style:family="table-column">
      <style:table-column-properties fo:break-before="auto" style:column-width="1.61395833333333cm" style:use-optimal-column-width="true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12.541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87854166666667cm" style:use-optimal-column-width="true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0.6879166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87854166666667cm"/>
    </style:style>
    <style:style style:name="co36" style:family="table-column">
      <style:table-column-properties fo:break-before="auto" style:column-width="1.11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9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50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5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50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52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50">
            <text:p>Gastos de administracion y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5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50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5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50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5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53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</table:table-cell>
          <table:table-cell office:value-type="string" table:number-columns-spanned="1" table:number-rows-spanned="2" table:style-name="ce55">
            <text:p>Cuenta</text:p>
          </table:table-cell>
          <table:table-cell office:value-type="string" table:number-columns-spanned="1" table:number-rows-spanned="2" table:style-name="ce55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56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54">
            <text:p>Código</text:p>
          </table:table-cell>
          <table:table-cell office:value-type="string" table:number-columns-spanned="1" table:number-rows-spanned="2" table:style-name="ce55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57">
            <text:p>Variación</text:p>
          </table:table-cell>
          <table:table-cell table:number-columns-repeated="50" table:style-name="ce4"/>
          <table:table-cell table:number-columns-repeated="16323" table:style-name="ce9"/>
        </table:table-row>
        <table:table-row table:style-name="ro1">
          <table:covered-table-cell/>
          <table:covered-table-cell/>
          <table:covered-table-cell/>
          <table:table-cell office:value-type="date" office:date-value="2021-09-30T00:00:00" table:style-name="ce10">
            <text:p>30-sep-21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1-12-31T00:00:00" table:style-name="ce11">
            <text:p>31-dic-21</text:p>
          </table:table-cell>
          <table:covered-table-cell/>
          <table:covered-table-cell/>
          <table:table-cell office:value-type="date" office:date-value="2020-12-31T00:00:00" table:style-name="ce11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9"/>
        </table:table-row>
        <table:table-row table:style-name="ro1">
          <table:table-cell office:value-type="float" office:value="520101010001" table:style-name="ce12">
            <text:p>520101010001<text:s/></text:p>
          </table:table-cell>
          <table:table-cell office:value-type="string" table:style-name="ce13">
            <text:p>Sueldos<text:s text:c="73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1" table:style-name="ce12">
            <text:p>520101010001<text:s/></text:p>
          </table:table-cell>
          <table:table-cell office:value-type="string" table:style-name="ce13">
            <text:p>Sueldos<text:s text:c="73"/></text:p>
          </table:table-cell>
          <table:table-cell office:value-type="float" office:value="163375.78" table:style-name="ce18">
            <text:p>163.37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2" table:style-name="ce12">
            <text:p>520101010002<text:s/></text:p>
          </table:table-cell>
          <table:table-cell office:value-type="string" table:style-name="ce13">
            <text:p>Sobretiempos<text:s text:c="68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2" table:style-name="ce12">
            <text:p>520101010002<text:s/></text:p>
          </table:table-cell>
          <table:table-cell office:value-type="string" table:style-name="ce13">
            <text:p>Sobretiempos<text:s text:c="68"/></text:p>
          </table:table-cell>
          <table:table-cell office:value-type="float" office:value="10455.129999999999" table:style-name="ce18">
            <text:p>10.45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3" table:style-name="ce12">
            <text:p>520101010003<text:s/></text:p>
          </table:table-cell>
          <table:table-cell office:value-type="string" table:style-name="ce13">
            <text:p>Comisiones<text:s text:c="7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3" table:style-name="ce12">
            <text:p>520101010003<text:s/></text:p>
          </table:table-cell>
          <table:table-cell office:value-type="string" table:style-name="ce13">
            <text:p>Comisiones<text:s text:c="70"/></text:p>
          </table:table-cell>
          <table:table-cell office:value-type="float" office:value="66389.679999999993" table:style-name="ce18">
            <text:p>66.3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4" table:style-name="ce12">
            <text:p>520101010004<text:s/></text:p>
          </table:table-cell>
          <table:table-cell office:value-type="string" table:style-name="ce13">
            <text:p>Aporte Patronal 12.15%<text:s text:c="58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4" table:style-name="ce12">
            <text:p>520101010004<text:s/></text:p>
          </table:table-cell>
          <table:table-cell office:value-type="string" table:style-name="ce13">
            <text:p>Aporte Patronal 12.15%<text:s text:c="58"/></text:p>
          </table:table-cell>
          <table:table-cell office:value-type="float" office:value="32258.67" table:style-name="ce18">
            <text:p>32.25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5" table:style-name="ce12">
            <text:p>520101010005<text:s/></text:p>
          </table:table-cell>
          <table:table-cell office:value-type="string" table:style-name="ce13">
            <text:p>Fondo de Reserva<text:s text:c="64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5" table:style-name="ce12">
            <text:p>520101010005<text:s/></text:p>
          </table:table-cell>
          <table:table-cell office:value-type="string" table:style-name="ce13">
            <text:p>Fondo de Reserva<text:s text:c="64"/></text:p>
          </table:table-cell>
          <table:table-cell office:value-type="float" office:value="19593.72" table:style-name="ce18">
            <text:p>19.59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6" table:style-name="ce12">
            <text:p>520101010006<text:s/></text:p>
          </table:table-cell>
          <table:table-cell office:value-type="string" table:style-name="ce13">
            <text:p>Decimo Tercer Sueldo<text:s text:c="6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6" table:style-name="ce12">
            <text:p>520101010006<text:s/></text:p>
          </table:table-cell>
          <table:table-cell office:value-type="string" table:style-name="ce13">
            <text:p>Decimo Tercer Sueldo<text:s text:c="60"/></text:p>
          </table:table-cell>
          <table:table-cell office:value-type="float" office:value="22075.5" table:style-name="ce18">
            <text:p>22.07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7" table:style-name="ce12">
            <text:p>520101010007<text:s/></text:p>
          </table:table-cell>
          <table:table-cell office:value-type="string" table:style-name="ce13">
            <text:p>Decimo Cuarto Sueldo<text:s text:c="6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7" table:style-name="ce12">
            <text:p>520101010007<text:s/></text:p>
          </table:table-cell>
          <table:table-cell office:value-type="string" table:style-name="ce13">
            <text:p>Decimo Cuarto Sueldo<text:s text:c="60"/></text:p>
          </table:table-cell>
          <table:table-cell office:value-type="float" office:value="5850.55" table:style-name="ce18">
            <text:p>5.85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8" table:style-name="ce12">
            <text:p>520101010008<text:s/></text:p>
          </table:table-cell>
          <table:table-cell office:value-type="string" table:style-name="ce13">
            <text:p>Vacaciones<text:s text:c="7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8" table:style-name="ce12">
            <text:p>520101010008<text:s/></text:p>
          </table:table-cell>
          <table:table-cell office:value-type="string" table:style-name="ce13">
            <text:p>Vacaciones<text:s text:c="70"/></text:p>
          </table:table-cell>
          <table:table-cell office:value-type="float" office:value="18253.599999999999" table:style-name="ce18">
            <text:p>18.25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09" table:style-name="ce12">
            <text:p>520101010009<text:s/></text:p>
          </table:table-cell>
          <table:table-cell office:value-type="string" table:style-name="ce13">
            <text:p>Desahucio Ventas<text:s text:c="64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09" table:style-name="ce12">
            <text:p>520101010009<text:s/></text:p>
          </table:table-cell>
          <table:table-cell office:value-type="string" table:style-name="ce13">
            <text:p>Desahucio Ventas<text:s text:c="64"/></text:p>
          </table:table-cell>
          <table:table-cell office:value-type="float" office:value="11242.62" table:style-name="ce18">
            <text:p>11.24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11" table:style-name="ce12">
            <text:p>520101010011<text:s/></text:p>
          </table:table-cell>
          <table:table-cell office:value-type="string" table:style-name="ce13">
            <text:p>Bonificaciones Voluntarias Ventas<text:s text:c="47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11" table:style-name="ce12">
            <text:p>520101010011<text:s/></text:p>
          </table:table-cell>
          <table:table-cell office:value-type="string" table:style-name="ce13">
            <text:p>Bonificaciones Voluntarias Ventas<text:s text:c="47"/></text:p>
          </table:table-cell>
          <table:table-cell office:value-type="float" office:value="24821" table:style-name="ce18">
            <text:p>24.82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10012" table:style-name="ce12">
            <text:p>520101010012<text:s/></text:p>
          </table:table-cell>
          <table:table-cell office:value-type="string" table:style-name="ce13">
            <text:p>Jubilación Patronal Ventas<text:s text:c="54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101010012" table:style-name="ce12">
            <text:p>520101010012<text:s/></text:p>
          </table:table-cell>
          <table:table-cell office:value-type="string" table:style-name="ce13">
            <text:p>Jubilación Patronal Ventas<text:s text:c="54"/></text:p>
          </table:table-cell>
          <table:table-cell office:value-type="float" office:value="28718.23" table:style-name="ce18">
            <text:p>28.71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1" table:style-name="ce12">
            <text:p>520201010001<text:s/></text:p>
          </table:table-cell>
          <table:table-cell office:value-type="string" table:style-name="ce13">
            <text:p>Sueldos<text:s text:c="73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1" table:style-name="ce12">
            <text:p>520201010001<text:s/></text:p>
          </table:table-cell>
          <table:table-cell office:value-type="string" table:style-name="ce13">
            <text:p>Sueldos<text:s text:c="73"/></text:p>
          </table:table-cell>
          <table:table-cell office:value-type="float" office:value="246110.74" table:style-name="ce18">
            <text:p>246.11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2" table:style-name="ce12">
            <text:p>520201010002<text:s/></text:p>
          </table:table-cell>
          <table:table-cell office:value-type="string" table:style-name="ce13">
            <text:p>Sobretiempos<text:s text:c="68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2" table:style-name="ce12">
            <text:p>520201010002<text:s/></text:p>
          </table:table-cell>
          <table:table-cell office:value-type="string" table:style-name="ce13">
            <text:p>Sobretiempos<text:s text:c="68"/></text:p>
          </table:table-cell>
          <table:table-cell office:value-type="float" office:value="7389.93" table:style-name="ce18">
            <text:p>7.3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3" table:style-name="ce12">
            <text:p>520201010003<text:s/></text:p>
          </table:table-cell>
          <table:table-cell office:value-type="string" table:style-name="ce13">
            <text:p>Aporte Patronal 12.15%<text:s text:c="58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3" table:style-name="ce12">
            <text:p>520201010003<text:s/></text:p>
          </table:table-cell>
          <table:table-cell office:value-type="string" table:style-name="ce13">
            <text:p>Aporte Patronal 12.15%<text:s text:c="58"/></text:p>
          </table:table-cell>
          <table:table-cell office:value-type="float" office:value="31280.560000000001" table:style-name="ce18">
            <text:p>31.28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4" table:style-name="ce12">
            <text:p>520201010004<text:s/></text:p>
          </table:table-cell>
          <table:table-cell office:value-type="string" table:style-name="ce13">
            <text:p>Fondo de Reserva<text:s text:c="64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4" table:style-name="ce12">
            <text:p>520201010004<text:s/></text:p>
          </table:table-cell>
          <table:table-cell office:value-type="string" table:style-name="ce13">
            <text:p>Fondo de Reserva<text:s text:c="64"/></text:p>
          </table:table-cell>
          <table:table-cell office:value-type="float" office:value="17974.650000000001" table:style-name="ce18">
            <text:p>17.97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5" table:style-name="ce12">
            <text:p>520201010005<text:s/></text:p>
          </table:table-cell>
          <table:table-cell office:value-type="string" table:style-name="ce13">
            <text:p>Decimo Tercer Sueldo<text:s text:c="6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5" table:style-name="ce12">
            <text:p>520201010005<text:s/></text:p>
          </table:table-cell>
          <table:table-cell office:value-type="string" table:style-name="ce13">
            <text:p>Decimo Tercer Sueldo<text:s text:c="60"/></text:p>
          </table:table-cell>
          <table:table-cell office:value-type="float" office:value="21003.46" table:style-name="ce18">
            <text:p>21.00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6" table:style-name="ce12">
            <text:p>520201010006<text:s/></text:p>
          </table:table-cell>
          <table:table-cell office:value-type="string" table:style-name="ce13">
            <text:p>Decimo Cuarto Sueldo<text:s text:c="6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6" table:style-name="ce12">
            <text:p>520201010006<text:s/></text:p>
          </table:table-cell>
          <table:table-cell office:value-type="string" table:style-name="ce13">
            <text:p>Decimo Cuarto Sueldo<text:s text:c="60"/></text:p>
          </table:table-cell>
          <table:table-cell office:value-type="float" office:value="9253.5300000000007" table:style-name="ce18">
            <text:p>9.25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7" table:style-name="ce12">
            <text:p>520201010007<text:s/></text:p>
          </table:table-cell>
          <table:table-cell office:value-type="string" table:style-name="ce13">
            <text:p>Vacaciones<text:s text:c="70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7" table:style-name="ce12">
            <text:p>520201010007<text:s/></text:p>
          </table:table-cell>
          <table:table-cell office:value-type="string" table:style-name="ce13">
            <text:p>Vacaciones<text:s text:c="70"/></text:p>
          </table:table-cell>
          <table:table-cell office:value-type="float" office:value="29605.86" table:style-name="ce18">
            <text:p>29.60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08" table:style-name="ce12">
            <text:p>520201010008<text:s/></text:p>
          </table:table-cell>
          <table:table-cell office:value-type="string" table:style-name="ce13">
            <text:p>Desahucio Administración<text:s text:c="56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08" table:style-name="ce12">
            <text:p>520201010008<text:s/></text:p>
          </table:table-cell>
          <table:table-cell office:value-type="string" table:style-name="ce13">
            <text:p>Desahucio Administración<text:s text:c="56"/></text:p>
          </table:table-cell>
          <table:table-cell office:value-type="float" office:value="10791.38" table:style-name="ce18">
            <text:p>10.79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10" table:style-name="ce12">
            <text:p>520201010010<text:s/></text:p>
          </table:table-cell>
          <table:table-cell office:value-type="string" table:style-name="ce13">
            <text:p>Bonificaciones Voluntarias Administración<text:s text:c="39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10" table:style-name="ce12">
            <text:p>520201010010<text:s/></text:p>
          </table:table-cell>
          <table:table-cell office:value-type="string" table:style-name="ce13">
            <text:p>Bonificaciones Voluntarias Administración<text:s text:c="39"/></text:p>
          </table:table-cell>
          <table:table-cell office:value-type="float" office:value="372.5" table:style-name="ce18">
            <text:p>37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1010011" table:style-name="ce12">
            <text:p>520201010011<text:s/></text:p>
          </table:table-cell>
          <table:table-cell office:value-type="string" table:style-name="ce13">
            <text:p>Jubilación Patronal Administración<text:s text:c="46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1010011" table:style-name="ce12">
            <text:p>520201010011<text:s/></text:p>
          </table:table-cell>
          <table:table-cell office:value-type="string" table:style-name="ce13">
            <text:p>Jubilación Patronal Administración<text:s text:c="46"/></text:p>
          </table:table-cell>
          <table:table-cell office:value-type="float" office:value="21735.94" table:style-name="ce18">
            <text:p>21.73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2010001" table:style-name="ce12">
            <text:p>520202010001<text:s/></text:p>
          </table:table-cell>
          <table:table-cell office:value-type="string" table:style-name="ce13">
            <text:p>Honorarios Profesionales<text:s text:c="56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2010001" table:style-name="ce12">
            <text:p>520202010001<text:s/></text:p>
          </table:table-cell>
          <table:table-cell office:value-type="string" table:style-name="ce13">
            <text:p>Honorarios Profesionales<text:s text:c="56"/></text:p>
          </table:table-cell>
          <table:table-cell office:value-type="float" office:value="362385.14" table:style-name="ce18">
            <text:p>362.38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40101040013" table:style-name="ce12">
            <text:p>540101040013<text:s/></text:p>
          </table:table-cell>
          <table:table-cell office:value-type="string" table:style-name="ce13">
            <text:p>Dada de baja de inventarios<text:s text:c="54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40101040013" table:style-name="ce12">
            <text:p>540101040013<text:s/></text:p>
          </table:table-cell>
          <table:table-cell office:value-type="string" table:style-name="ce13">
            <text:p>Dada de baja de inventarios<text:s text:c="54"/></text:p>
          </table:table-cell>
          <table:table-cell office:value-type="float" office:value="231687.77" table:style-name="ce18">
            <text:p>231.68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16" table:style-name="ce12">
            <text:p>520205010016<text:s/></text:p>
          </table:table-cell>
          <table:table-cell office:value-type="string" table:style-name="ce13">
            <text:p>Arriendo<text:s text:c="72"/>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7"/>
          <table:table-cell office:value-type="float" office:value="520205010016" table:style-name="ce12">
            <text:p>520205010016<text:s/></text:p>
          </table:table-cell>
          <table:table-cell office:value-type="string" table:style-name="ce13">
            <text:p>Arriendo<text:s text:c="72"/></text:p>
          </table:table-cell>
          <table:table-cell office:value-type="float" office:value="188102.66" table:style-name="ce18">
            <text:p>188.10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1" table:style-name="ce12">
            <text:p>520206010001<text:s/></text:p>
          </table:table-cell>
          <table:table-cell office:value-type="string" table:style-name="ce13">
            <text:p>Impuestos <text:s/>municipales<text:s text:c="58"/></text:p>
          </table:table-cell>
          <table:table-cell table:style-name="ce14"/>
          <table:table-cell table:number-columns-repeated="3" table:style-name="ce16"/>
          <table:table-cell table:style-name="ce17"/>
          <table:table-cell office:value-type="float" office:value="520206010001" table:style-name="ce12">
            <text:p>520206010001<text:s/></text:p>
          </table:table-cell>
          <table:table-cell office:value-type="string" table:style-name="ce13">
            <text:p>Impuestos <text:s/>municipales<text:s text:c="58"/></text:p>
          </table:table-cell>
          <table:table-cell office:value-type="float" office:value="52658.44" table:style-name="ce18">
            <text:p>52.65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2" table:style-name="ce12">
            <text:p>520206010002<text:s/></text:p>
          </table:table-cell>
          <table:table-cell office:value-type="string" table:style-name="ce13">
            <text:p>Impuesto Cuerpo de Bomberos<text:s text:c="53"/></text:p>
          </table:table-cell>
          <table:table-cell table:style-name="ce14"/>
          <table:table-cell table:number-columns-repeated="3" table:style-name="ce16"/>
          <table:table-cell table:style-name="ce17"/>
          <table:table-cell office:value-type="float" office:value="520206010002" table:style-name="ce12">
            <text:p>520206010002<text:s/></text:p>
          </table:table-cell>
          <table:table-cell office:value-type="string" table:style-name="ce13">
            <text:p>Impuesto Cuerpo de Bomberos<text:s text:c="53"/></text:p>
          </table:table-cell>
          <table:table-cell office:value-type="float" office:value="414" table:style-name="ce18">
            <text:p>41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4" table:style-name="ce12">
            <text:p>520206010004<text:s/></text:p>
          </table:table-cell>
          <table:table-cell office:value-type="string" table:style-name="ce13">
            <text:p>Contribuciones <text:s/>Super de Compania<text:s text:c="47"/></text:p>
          </table:table-cell>
          <table:table-cell table:style-name="ce14"/>
          <table:table-cell table:number-columns-repeated="3" table:style-name="ce16"/>
          <table:table-cell table:style-name="ce17"/>
          <table:table-cell office:value-type="float" office:value="520206010004" table:style-name="ce12">
            <text:p>520206010004<text:s/></text:p>
          </table:table-cell>
          <table:table-cell office:value-type="string" table:style-name="ce13">
            <text:p>Contribuciones <text:s/>Super de Compania<text:s text:c="47"/></text:p>
          </table:table-cell>
          <table:table-cell office:value-type="float" office:value="15954.58" table:style-name="ce18">
            <text:p>15.95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5" table:style-name="ce12">
            <text:p>520206010005<text:s/></text:p>
          </table:table-cell>
          <table:table-cell office:value-type="string" table:style-name="ce13">
            <text:p>Contribucion Solca<text:s text:c="62"/></text:p>
          </table:table-cell>
          <table:table-cell table:style-name="ce14"/>
          <table:table-cell table:number-columns-repeated="3" table:style-name="ce16"/>
          <table:table-cell table:style-name="ce17"/>
          <table:table-cell office:value-type="float" office:value="520206010005" table:style-name="ce12">
            <text:p>520206010005<text:s/></text:p>
          </table:table-cell>
          <table:table-cell office:value-type="string" table:style-name="ce13">
            <text:p>Contribucion Solca<text:s text:c="62"/></text:p>
          </table:table-cell>
          <table:table-cell office:value-type="float" office:value="1.23" table:style-name="ce18">
            <text:p>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6" table:style-name="ce12">
            <text:p>520206010006<text:s/></text:p>
          </table:table-cell>
          <table:table-cell office:value-type="string" table:style-name="ce13">
            <text:p>Impuesto salida de divisa<text:s text:c="5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6010006" table:style-name="ce12">
            <text:p>520206010006<text:s/></text:p>
          </table:table-cell>
          <table:table-cell office:value-type="string" table:style-name="ce13">
            <text:p>Impuesto salida de divisa<text:s text:c="55"/></text:p>
          </table:table-cell>
          <table:table-cell office:value-type="float" office:value="134.59" table:style-name="ce18">
            <text:p>13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7" table:style-name="ce12">
            <text:p>520206010007<text:s/></text:p>
          </table:table-cell>
          <table:table-cell office:value-type="string" table:style-name="ce13">
            <text:p>Otros Impuestos<text:s text:c="6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6010007" table:style-name="ce12">
            <text:p>520206010007<text:s/></text:p>
          </table:table-cell>
          <table:table-cell office:value-type="string" table:style-name="ce13">
            <text:p>Otros Impuestos<text:s text:c="65"/></text:p>
          </table:table-cell>
          <table:table-cell office:value-type="float" office:value="200" table:style-name="ce18">
            <text:p>20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6010008" table:style-name="ce12">
            <text:p>520206010008<text:s/></text:p>
          </table:table-cell>
          <table:table-cell office:value-type="string" table:style-name="ce13">
            <text:p>Tasa de recoleccion de basura<text:s text:c="51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6010008" table:style-name="ce12">
            <text:p>520206010008<text:s/></text:p>
          </table:table-cell>
          <table:table-cell office:value-type="string" table:style-name="ce13">
            <text:p>Tasa de recoleccion de basura<text:s text:c="51"/></text:p>
          </table:table-cell>
          <table:table-cell office:value-type="float" office:value="2967.69" table:style-name="ce18">
            <text:p>2.96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1" table:style-name="ce12">
            <text:p>520207010001<text:s/></text:p>
          </table:table-cell>
          <table:table-cell office:value-type="string" table:style-name="ce13">
            <text:p>Gastos de Depreciación de Edificios<text:s text:c="4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1" table:style-name="ce12">
            <text:p>520207010001<text:s/></text:p>
          </table:table-cell>
          <table:table-cell office:value-type="string" table:style-name="ce13">
            <text:p>Gastos de Depreciación de Edificios<text:s text:c="45"/></text:p>
          </table:table-cell>
          <table:table-cell office:value-type="float" office:value="8192.16" table:style-name="ce18">
            <text:p>8.19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3" table:style-name="ce12">
            <text:p>520207010003<text:s/></text:p>
          </table:table-cell>
          <table:table-cell office:value-type="string" table:style-name="ce13">
            <text:p>Gastos de Depreciaciones de Muebles y Enseres<text:s text:c="3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3" table:style-name="ce12">
            <text:p>520207010003<text:s/></text:p>
          </table:table-cell>
          <table:table-cell office:value-type="string" table:style-name="ce13">
            <text:p>Gastos de Depreciaciones de Muebles y Enseres<text:s text:c="35"/></text:p>
          </table:table-cell>
          <table:table-cell office:value-type="float" office:value="4413.08" table:style-name="ce18">
            <text:p>4.41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4" table:style-name="ce12">
            <text:p>520207010004<text:s/></text:p>
          </table:table-cell>
          <table:table-cell office:value-type="string" table:style-name="ce13">
            <text:p>Gastos de Depreciación de Equipos de computacion<text:s text:c="3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4" table:style-name="ce12">
            <text:p>520207010004<text:s/></text:p>
          </table:table-cell>
          <table:table-cell office:value-type="string" table:style-name="ce13">
            <text:p>Gastos de Depreciación de Equipos de computacion<text:s text:c="32"/></text:p>
          </table:table-cell>
          <table:table-cell office:value-type="float" office:value="2771.16" table:style-name="ce18">
            <text:p>2.77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5" table:style-name="ce12">
            <text:p>520207010005<text:s/></text:p>
          </table:table-cell>
          <table:table-cell office:value-type="string" table:style-name="ce13">
            <text:p>Gastos de Depreciación de Vehiculos<text:s text:c="4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5" table:style-name="ce12">
            <text:p>520207010005<text:s/></text:p>
          </table:table-cell>
          <table:table-cell office:value-type="string" table:style-name="ce13">
            <text:p>Gastos de Depreciación de Vehiculos<text:s text:c="45"/></text:p>
          </table:table-cell>
          <table:table-cell office:value-type="float" office:value="34289.67" table:style-name="ce18">
            <text:p>34.2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6" table:style-name="ce12">
            <text:p>520207010006<text:s/></text:p>
          </table:table-cell>
          <table:table-cell office:value-type="string" table:style-name="ce13">
            <text:p>Gastos de Depreciación de Otras propiedades, plantas y Equipos<text:s text:c="1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6" table:style-name="ce12">
            <text:p>520207010006<text:s/></text:p>
          </table:table-cell>
          <table:table-cell office:value-type="string" table:style-name="ce13">
            <text:p>Gastos de Depreciación de Otras propiedades, plantas y Equipos<text:s text:c="18"/></text:p>
          </table:table-cell>
          <table:table-cell office:value-type="float" office:value="255.63" table:style-name="ce18">
            <text:p>25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7010007" table:style-name="ce12">
            <text:p>520207010007<text:s/></text:p>
          </table:table-cell>
          <table:table-cell office:value-type="string" table:style-name="ce13">
            <text:p>Gastos depreciacion equipos de seguridad<text:s text:c="40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7010007" table:style-name="ce12">
            <text:p>520207010007<text:s/></text:p>
          </table:table-cell>
          <table:table-cell office:value-type="string" table:style-name="ce13">
            <text:p>Gastos depreciacion equipos de seguridad<text:s text:c="40"/></text:p>
          </table:table-cell>
          <table:table-cell office:value-type="float" office:value="105.36" table:style-name="ce18">
            <text:p>10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4" table:style-name="ce12">
            <text:p>520101030014<text:s/></text:p>
          </table:table-cell>
          <table:table-cell office:value-type="string" table:style-name="ce13">
            <text:p>Gastos de depreciación de equipos de computación<text:s text:c="3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4" table:style-name="ce12">
            <text:p>520101030014<text:s/></text:p>
          </table:table-cell>
          <table:table-cell office:value-type="string" table:style-name="ce13">
            <text:p>Gastos de depreciación de equipos de computación<text:s text:c="32"/></text:p>
          </table:table-cell>
          <table:table-cell office:value-type="float" office:value="3588.72" table:style-name="ce18">
            <text:p>3.58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8" table:style-name="ce12">
            <text:p>520101030018<text:s/></text:p>
          </table:table-cell>
          <table:table-cell office:value-type="string" table:style-name="ce13">
            <text:p>Gasto de Depreciacion Muebles y Enseres<text:s text:c="41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8" table:style-name="ce12">
            <text:p>520101030018<text:s/></text:p>
          </table:table-cell>
          <table:table-cell office:value-type="string" table:style-name="ce13">
            <text:p>Gasto de Depreciacion Muebles y Enseres<text:s text:c="41"/></text:p>
          </table:table-cell>
          <table:table-cell office:value-type="float" office:value="230.33" table:style-name="ce18">
            <text:p>23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9" table:style-name="ce12">
            <text:p>520101030019<text:s/></text:p>
          </table:table-cell>
          <table:table-cell office:value-type="string" table:style-name="ce13">
            <text:p>Gasto de Depreciacion de Vehiculos<text:s text:c="46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9" table:style-name="ce12">
            <text:p>520101030019<text:s/></text:p>
          </table:table-cell>
          <table:table-cell office:value-type="string" table:style-name="ce13">
            <text:p>Gasto de Depreciacion de Vehiculos<text:s text:c="46"/></text:p>
          </table:table-cell>
          <table:table-cell office:value-type="float" office:value="4560.38" table:style-name="ce18">
            <text:p>4.56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06" table:style-name="ce12">
            <text:p>520205010006<text:s/></text:p>
          </table:table-cell>
          <table:table-cell office:value-type="string" table:style-name="ce13">
            <text:p>Energía Eléctrica Administración<text:s text:c="4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06" table:style-name="ce12">
            <text:p>520205010006<text:s/></text:p>
          </table:table-cell>
          <table:table-cell office:value-type="string" table:style-name="ce13">
            <text:p>Energía Eléctrica Administración<text:s text:c="48"/></text:p>
          </table:table-cell>
          <table:table-cell office:value-type="float" office:value="23721.95" table:style-name="ce18">
            <text:p>23.72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07" table:style-name="ce12">
            <text:p>520205010007<text:s/></text:p>
          </table:table-cell>
          <table:table-cell office:value-type="string" table:style-name="ce13">
            <text:p>Agua Administración<text:s text:c="61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07" table:style-name="ce12">
            <text:p>520205010007<text:s/></text:p>
          </table:table-cell>
          <table:table-cell office:value-type="string" table:style-name="ce13">
            <text:p>Agua Administración<text:s text:c="61"/></text:p>
          </table:table-cell>
          <table:table-cell office:value-type="float" office:value="2273.15" table:style-name="ce18">
            <text:p>2.27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08" table:style-name="ce12">
            <text:p>520205010008<text:s/></text:p>
          </table:table-cell>
          <table:table-cell office:value-type="string" table:style-name="ce13">
            <text:p>Telefonía Convencional<text:s text:c="5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08" table:style-name="ce12">
            <text:p>520205010008<text:s/></text:p>
          </table:table-cell>
          <table:table-cell office:value-type="string" table:style-name="ce13">
            <text:p>Telefonía Convencional<text:s text:c="58"/></text:p>
          </table:table-cell>
          <table:table-cell office:value-type="float" office:value="3982.02" table:style-name="ce18">
            <text:p>3.98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09" table:style-name="ce12">
            <text:p>520205010009<text:s/></text:p>
          </table:table-cell>
          <table:table-cell office:value-type="string" table:style-name="ce13">
            <text:p>Internet<text:s text:c="7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09" table:style-name="ce12">
            <text:p>520205010009<text:s/></text:p>
          </table:table-cell>
          <table:table-cell office:value-type="string" table:style-name="ce13">
            <text:p>Internet<text:s text:c="72"/></text:p>
          </table:table-cell>
          <table:table-cell office:value-type="float" office:value="11836" table:style-name="ce18">
            <text:p>11.83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6" table:style-name="ce12">
            <text:p>520101030016<text:s/></text:p>
          </table:table-cell>
          <table:table-cell office:value-type="string" table:style-name="ce13">
            <text:p>Mantenimiento <text:s/>Instalaciones<text:s text:c="5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6" table:style-name="ce12">
            <text:p>520101030016<text:s/></text:p>
          </table:table-cell>
          <table:table-cell office:value-type="string" table:style-name="ce13">
            <text:p>Mantenimiento <text:s/>Instalaciones<text:s text:c="52"/></text:p>
          </table:table-cell>
          <table:table-cell office:value-type="float" office:value="3476.92" table:style-name="ce18">
            <text:p>3.47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7" table:style-name="ce12">
            <text:p>520101030017<text:s/></text:p>
          </table:table-cell>
          <table:table-cell office:value-type="string" table:style-name="ce13">
            <text:p>Mantenimiento Muebles y equipos<text:s text:c="49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7" table:style-name="ce12">
            <text:p>520101030017<text:s/></text:p>
          </table:table-cell>
          <table:table-cell office:value-type="string" table:style-name="ce13">
            <text:p>Mantenimiento Muebles y equipos<text:s text:c="49"/></text:p>
          </table:table-cell>
          <table:table-cell office:value-type="float" office:value="6788.84" table:style-name="ce18">
            <text:p>6.78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3010001" table:style-name="ce12">
            <text:p>520203010001<text:s/></text:p>
          </table:table-cell>
          <table:table-cell office:value-type="string" table:style-name="ce13">
            <text:p>Mantenimiento de Edificios y oficinas Administración<text:s text:c="2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3010001" table:style-name="ce12">
            <text:p>520203010001<text:s/></text:p>
          </table:table-cell>
          <table:table-cell office:value-type="string" table:style-name="ce13">
            <text:p>Mantenimiento de Edificios y oficinas Administración<text:s text:c="28"/></text:p>
          </table:table-cell>
          <table:table-cell office:value-type="float" office:value="2236.9499999999998" table:style-name="ce18">
            <text:p>2.23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3010002" table:style-name="ce12">
            <text:p>520203010002<text:s/></text:p>
          </table:table-cell>
          <table:table-cell office:value-type="string" table:style-name="ce13">
            <text:p>Mantenimiento Instalaciones<text:s text:c="53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3010002" table:style-name="ce12">
            <text:p>520203010002<text:s/></text:p>
          </table:table-cell>
          <table:table-cell office:value-type="string" table:style-name="ce13">
            <text:p>Mantenimiento Instalaciones<text:s text:c="53"/></text:p>
          </table:table-cell>
          <table:table-cell office:value-type="float" office:value="3428.84" table:style-name="ce18">
            <text:p>3.42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3010003" table:style-name="ce12">
            <text:p>520203010003<text:s/></text:p>
          </table:table-cell>
          <table:table-cell office:value-type="string" table:style-name="ce13">
            <text:p>Mant. Vehiculos Administracion<text:s text:c="50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3010003" table:style-name="ce12">
            <text:p>520203010003<text:s/></text:p>
          </table:table-cell>
          <table:table-cell office:value-type="string" table:style-name="ce13">
            <text:p>Mant. Vehiculos Administracion<text:s text:c="50"/></text:p>
          </table:table-cell>
          <table:table-cell office:value-type="float" office:value="8217.9599999999991" table:style-name="ce18">
            <text:p>8.21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3010004" table:style-name="ce12">
            <text:p>520203010004<text:s/></text:p>
          </table:table-cell>
          <table:table-cell office:value-type="string" table:style-name="ce13">
            <text:p>Mantenimiento Muebles y Equipos Administración<text:s text:c="34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3010004" table:style-name="ce12">
            <text:p>520203010004<text:s/></text:p>
          </table:table-cell>
          <table:table-cell office:value-type="string" table:style-name="ce13">
            <text:p>Mantenimiento Muebles y Equipos Administración<text:s text:c="34"/></text:p>
          </table:table-cell>
          <table:table-cell office:value-type="float" office:value="12591.87" table:style-name="ce18">
            <text:p>12.59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10202050042" table:style-name="ce12">
            <text:p>510202050042<text:s/></text:p>
          </table:table-cell>
          <table:table-cell office:value-type="string" table:style-name="ce13">
            <text:p>Mant equipos de computo<text:s text:c="5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10202050042" table:style-name="ce12">
            <text:p>510202050042<text:s/></text:p>
          </table:table-cell>
          <table:table-cell office:value-type="string" table:style-name="ce13">
            <text:p>Mant equipos de computo<text:s text:c="57"/></text:p>
          </table:table-cell>
          <table:table-cell office:value-type="float" office:value="1566" table:style-name="ce18">
            <text:p>1.56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10202050015" table:style-name="ce12">
            <text:p>510202050015<text:s/></text:p>
          </table:table-cell>
          <table:table-cell office:value-type="string" table:style-name="ce13">
            <text:p>Mant. <text:s/>Vehiculos Bodega<text:s text:c="5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10202050015" table:style-name="ce12">
            <text:p>510202050015<text:s/></text:p>
          </table:table-cell>
          <table:table-cell office:value-type="string" table:style-name="ce13">
            <text:p>Mant. <text:s/>Vehiculos Bodega<text:s text:c="57"/></text:p>
          </table:table-cell>
          <table:table-cell office:value-type="float" office:value="48256.480000000003" table:style-name="ce18">
            <text:p>48.25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37" table:style-name="ce12">
            <text:p>520205010037<text:s/></text:p>
          </table:table-cell>
          <table:table-cell office:value-type="string" table:style-name="ce13">
            <text:p>Mant equipos de computo<text:s text:c="5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37" table:style-name="ce12">
            <text:p>520205010037<text:s/></text:p>
          </table:table-cell>
          <table:table-cell office:value-type="string" table:style-name="ce13">
            <text:p>Mant equipos de computo<text:s text:c="57"/></text:p>
          </table:table-cell>
          <table:table-cell office:value-type="float" office:value="10514" table:style-name="ce18">
            <text:p>10.51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0" table:style-name="ce12">
            <text:p>520101030010<text:s/></text:p>
          </table:table-cell>
          <table:table-cell office:value-type="string" table:style-name="ce13">
            <text:p>Suministros, materiales y repuestos Ventas<text:s text:c="3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0" table:style-name="ce12">
            <text:p>520101030010<text:s/></text:p>
          </table:table-cell>
          <table:table-cell office:value-type="string" table:style-name="ce13">
            <text:p>Suministros, materiales y repuestos Ventas<text:s text:c="38"/></text:p>
          </table:table-cell>
          <table:table-cell office:value-type="float" office:value="124" table:style-name="ce18">
            <text:p>12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11" table:style-name="ce12">
            <text:p>520101030011<text:s/></text:p>
          </table:table-cell>
          <table:table-cell office:value-type="string" table:style-name="ce13">
            <text:p>Suministros de oficina y comput ventas y diseño<text:s text:c="33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11" table:style-name="ce12">
            <text:p>520101030011<text:s/></text:p>
          </table:table-cell>
          <table:table-cell office:value-type="string" table:style-name="ce13">
            <text:p>Suministros de oficina y comput ventas y diseño<text:s text:c="33"/></text:p>
          </table:table-cell>
          <table:table-cell office:value-type="float" office:value="8468.1" table:style-name="ce18">
            <text:p>8.46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05" table:style-name="ce12">
            <text:p>520205010005<text:s/></text:p>
          </table:table-cell>
          <table:table-cell office:value-type="string" table:style-name="ce13">
            <text:p>Suministros de Oficina y Computación<text:s text:c="44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05" table:style-name="ce12">
            <text:p>520205010005<text:s/></text:p>
          </table:table-cell>
          <table:table-cell office:value-type="string" table:style-name="ce13">
            <text:p>Suministros de Oficina y Computación<text:s text:c="44"/></text:p>
          </table:table-cell>
          <table:table-cell office:value-type="float" office:value="14489.43" table:style-name="ce18">
            <text:p>14.48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15" table:style-name="ce12">
            <text:p>520205010015<text:s/></text:p>
          </table:table-cell>
          <table:table-cell office:value-type="string" table:style-name="ce13">
            <text:p>Suministros, materiales y repuestos Administración<text:s text:c="30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15" table:style-name="ce12">
            <text:p>520205010015<text:s/></text:p>
          </table:table-cell>
          <table:table-cell office:value-type="string" table:style-name="ce13">
            <text:p>Suministros, materiales y repuestos Administración<text:s text:c="30"/></text:p>
          </table:table-cell>
          <table:table-cell office:value-type="float" office:value="2221.4499999999998" table:style-name="ce18">
            <text:p>2.22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02" table:style-name="ce12">
            <text:p>520101030002<text:s/></text:p>
          </table:table-cell>
          <table:table-cell office:value-type="string" table:style-name="ce13">
            <text:p>Promoción y Publicidad<text:s text:c="5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02" table:style-name="ce12">
            <text:p>520101030002<text:s/></text:p>
          </table:table-cell>
          <table:table-cell office:value-type="string" table:style-name="ce13">
            <text:p>Promoción y Publicidad<text:s text:c="58"/></text:p>
          </table:table-cell>
          <table:table-cell office:value-type="float" office:value="11587.93" table:style-name="ce18">
            <text:p>11.58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27" table:style-name="ce12">
            <text:p>520205010027<text:s/></text:p>
          </table:table-cell>
          <table:table-cell office:value-type="string" table:style-name="ce13">
            <text:p>Promocion y Publicidad Administracion<text:s text:c="43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27" table:style-name="ce12">
            <text:p>520205010027<text:s/></text:p>
          </table:table-cell>
          <table:table-cell office:value-type="string" table:style-name="ce13">
            <text:p>Promocion y Publicidad Administracion<text:s text:c="43"/></text:p>
          </table:table-cell>
          <table:table-cell office:value-type="float" office:value="1229" table:style-name="ce18">
            <text:p>1.22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1" table:style-name="ce12">
            <text:p>520204010001<text:s/></text:p>
          </table:table-cell>
          <table:table-cell office:value-type="string" table:style-name="ce13">
            <text:p>Seguro Responsabilidad Civil<text:s text:c="5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1" table:style-name="ce12">
            <text:p>520204010001<text:s/></text:p>
          </table:table-cell>
          <table:table-cell office:value-type="string" table:style-name="ce13">
            <text:p>Seguro Responsabilidad Civil<text:s text:c="52"/></text:p>
          </table:table-cell>
          <table:table-cell office:value-type="float" office:value="10.88" table:style-name="ce18">
            <text:p>1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2" table:style-name="ce12">
            <text:p>520204010002<text:s/></text:p>
          </table:table-cell>
          <table:table-cell office:value-type="string" table:style-name="ce13">
            <text:p>Seguro de Vehiculos<text:s text:c="61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2" table:style-name="ce12">
            <text:p>520204010002<text:s/></text:p>
          </table:table-cell>
          <table:table-cell office:value-type="string" table:style-name="ce13">
            <text:p>Seguro de Vehiculos<text:s text:c="61"/></text:p>
          </table:table-cell>
          <table:table-cell office:value-type="float" office:value="1996.24" table:style-name="ce18">
            <text:p>1.99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3" table:style-name="ce12">
            <text:p>520204010003<text:s/></text:p>
          </table:table-cell>
          <table:table-cell office:value-type="string" table:style-name="ce13">
            <text:p>Seguro de Contra Incendios<text:s text:c="54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3" table:style-name="ce12">
            <text:p>520204010003<text:s/></text:p>
          </table:table-cell>
          <table:table-cell office:value-type="string" table:style-name="ce13">
            <text:p>Seguro de Contra Incendios<text:s text:c="54"/></text:p>
          </table:table-cell>
          <table:table-cell office:value-type="float" office:value="178.34" table:style-name="ce18">
            <text:p>17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4" table:style-name="ce12">
            <text:p>520204010004<text:s/></text:p>
          </table:table-cell>
          <table:table-cell office:value-type="string" table:style-name="ce13">
            <text:p>Seguro Contra Asalto y Robos<text:s text:c="52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4" table:style-name="ce12">
            <text:p>520204010004<text:s/></text:p>
          </table:table-cell>
          <table:table-cell office:value-type="string" table:style-name="ce13">
            <text:p>Seguro Contra Asalto y Robos<text:s text:c="52"/></text:p>
          </table:table-cell>
          <table:table-cell office:value-type="float" office:value="14.62" table:style-name="ce18">
            <text:p>1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5" table:style-name="ce12">
            <text:p>520204010005<text:s/></text:p>
          </table:table-cell>
          <table:table-cell office:value-type="string" table:style-name="ce13">
            <text:p>Seguro SENAE<text:s text:c="6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5" table:style-name="ce12">
            <text:p>520204010005<text:s/></text:p>
          </table:table-cell>
          <table:table-cell office:value-type="string" table:style-name="ce13">
            <text:p>Seguro SENAE<text:s text:c="68"/></text:p>
          </table:table-cell>
          <table:table-cell office:value-type="float" office:value="5577.09" table:style-name="ce18">
            <text:p>5.57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4010007" table:style-name="ce12">
            <text:p>520204010007<text:s/></text:p>
          </table:table-cell>
          <table:table-cell office:value-type="string" table:style-name="ce13">
            <text:p>Otros seguros<text:s text:c="6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4010007" table:style-name="ce12">
            <text:p>520204010007<text:s/></text:p>
          </table:table-cell>
          <table:table-cell office:value-type="string" table:style-name="ce13">
            <text:p>Otros seguros<text:s text:c="67"/></text:p>
          </table:table-cell>
          <table:table-cell office:value-type="float" office:value="462.06" table:style-name="ce18">
            <text:p>46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29" table:style-name="ce12">
            <text:p>520205010029<text:s/></text:p>
          </table:table-cell>
          <table:table-cell office:value-type="string" table:style-name="ce13">
            <text:p>Gastos de viaticos administración<text:s text:c="4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29" table:style-name="ce12">
            <text:p>520205010029<text:s/></text:p>
          </table:table-cell>
          <table:table-cell office:value-type="string" table:style-name="ce13">
            <text:p>Gastos de viaticos administración<text:s text:c="47"/></text:p>
          </table:table-cell>
          <table:table-cell office:value-type="float" office:value="1061.6199999999999" table:style-name="ce18">
            <text:p>1.06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205010030" table:style-name="ce12">
            <text:p>520205010030<text:s/></text:p>
          </table:table-cell>
          <table:table-cell office:value-type="string" table:style-name="ce13">
            <text:p>Gasto Movilizacion Administración<text:s text:c="47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205010030" table:style-name="ce12">
            <text:p>520205010030<text:s/></text:p>
          </table:table-cell>
          <table:table-cell office:value-type="string" table:style-name="ce13">
            <text:p>Gasto Movilizacion Administración<text:s text:c="47"/></text:p>
          </table:table-cell>
          <table:table-cell office:value-type="float" office:value="2118.9499999999998" table:style-name="ce18">
            <text:p>2.11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08" table:style-name="ce12">
            <text:p>520101030008<text:s/></text:p>
          </table:table-cell>
          <table:table-cell office:value-type="string" table:style-name="ce13">
            <text:p>Gastos Viaticos<text:s text:c="65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08" table:style-name="ce12">
            <text:p>520101030008<text:s/></text:p>
          </table:table-cell>
          <table:table-cell office:value-type="string" table:style-name="ce13">
            <text:p>Gastos Viaticos<text:s text:c="65"/></text:p>
          </table:table-cell>
          <table:table-cell office:value-type="float" office:value="2221.29" table:style-name="ce18">
            <text:p>2.22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30003" table:style-name="ce12">
            <text:p>520101030003<text:s/></text:p>
          </table:table-cell>
          <table:table-cell office:value-type="string" table:style-name="ce13">
            <text:p>Gastos de Viaje Ventas<text:s text:c="58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30003" table:style-name="ce12">
            <text:p>520101030003<text:s/></text:p>
          </table:table-cell>
          <table:table-cell office:value-type="string" table:style-name="ce13">
            <text:p>Gastos de Viaje Ventas<text:s text:c="58"/></text:p>
          </table:table-cell>
          <table:table-cell office:value-type="float" office:value="1969" table:style-name="ce18">
            <text:p>1.96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float" office:value="520101020002" table:style-name="ce12">
            <text:p>520101020002<text:s/></text:p>
          </table:table-cell>
          <table:table-cell office:value-type="string" table:style-name="ce13">
            <text:p>Alimentacion Ventas<text:s text:c="61"/></text:p>
          </table:table-cell>
          <table:table-cell table:style-name="ce20"/>
          <table:table-cell table:number-columns-repeated="3" table:style-name="ce16"/>
          <table:table-cell table:style-name="ce17"/>
          <table:table-cell office:value-type="float" office:value="520101020002" table:style-name="ce12">
            <text:p>520101020002<text:s/></text:p>
          </table:table-cell>
          <table:table-cell office:value-type="string" table:style-name="ce13">
            <text:p>Alimentacion Ventas<text:s text:c="61"/></text:p>
          </table:table-cell>
          <table:table-cell office:value-type="float" office:value="6887.82" table:style-name="ce18">
            <text:p>6.88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20006" table:style-name="ce12">
            <text:p>520101020006<text:s/></text:p>
          </table:table-cell>
          <table:table-cell office:value-type="string" table:style-name="ce13">
            <text:p>Capacitación y Seminarios Ventas<text:s text:c="48"/></text:p>
          </table:table-cell>
          <table:table-cell office:value-type="float" office:value="2141" table:style-name="ce18">
            <text:p>2.14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20007" table:style-name="ce12">
            <text:p>520101020007<text:s/></text:p>
          </table:table-cell>
          <table:table-cell office:value-type="string" table:style-name="ce13">
            <text:p>Agasajo al Personal Ventas<text:s text:c="54"/></text:p>
          </table:table-cell>
          <table:table-cell office:value-type="float" office:value="66.66" table:style-name="ce18">
            <text:p>6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04" table:style-name="ce12">
            <text:p>520101030004<text:s/></text:p>
          </table:table-cell>
          <table:table-cell office:value-type="string" table:style-name="ce13">
            <text:p>Mant. Vehiculos Ventas<text:s text:c="58"/></text:p>
          </table:table-cell>
          <table:table-cell office:value-type="float" office:value="1139.52" table:style-name="ce18">
            <text:p>1.14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05" table:style-name="ce12">
            <text:p>520101030005<text:s/></text:p>
          </table:table-cell>
          <table:table-cell office:value-type="string" table:style-name="ce13">
            <text:p>Combustibles Ventas<text:s text:c="61"/></text:p>
          </table:table-cell>
          <table:table-cell office:value-type="float" office:value="8770.34" table:style-name="ce18">
            <text:p>8.77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06" table:style-name="ce12">
            <text:p>520101030006<text:s/></text:p>
          </table:table-cell>
          <table:table-cell office:value-type="string" table:style-name="ce13">
            <text:p>Gastos de Exportación<text:s text:c="59"/></text:p>
          </table:table-cell>
          <table:table-cell office:value-type="float" office:value="140484.82999999999" table:style-name="ce18">
            <text:p>140.48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07" table:style-name="ce12">
            <text:p>520101030007<text:s/></text:p>
          </table:table-cell>
          <table:table-cell office:value-type="string" table:style-name="ce13">
            <text:p>Atención a clientes<text:s text:c="61"/></text:p>
          </table:table-cell>
          <table:table-cell office:value-type="float" office:value="961.54" table:style-name="ce18">
            <text:p>96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09" table:style-name="ce12">
            <text:p>520101030009<text:s/></text:p>
          </table:table-cell>
          <table:table-cell office:value-type="string" table:style-name="ce13">
            <text:p>Telefonía celular ventas<text:s text:c="56"/></text:p>
          </table:table-cell>
          <table:table-cell office:value-type="float" office:value="3006.56" table:style-name="ce18">
            <text:p>3.00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12" table:style-name="ce12">
            <text:p>520101030012<text:s/></text:p>
          </table:table-cell>
          <table:table-cell office:value-type="string" table:style-name="ce13">
            <text:p>Movilizacion Ventas<text:s text:c="61"/></text:p>
          </table:table-cell>
          <table:table-cell office:value-type="float" office:value="22" table:style-name="ce18">
            <text:p>2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13" table:style-name="ce12">
            <text:p>520101030013<text:s/></text:p>
          </table:table-cell>
          <table:table-cell office:value-type="string" table:style-name="ce13">
            <text:p>Obsequios y muestras a clientes (autoconsumo)<text:s text:c="35"/></text:p>
          </table:table-cell>
          <table:table-cell office:value-type="float" office:value="2672.55" table:style-name="ce18">
            <text:p>2.67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15" table:style-name="ce12">
            <text:p>520101030015<text:s/></text:p>
          </table:table-cell>
          <table:table-cell office:value-type="string" table:style-name="ce13">
            <text:p>Seguros vehículos ventas<text:s text:c="56"/></text:p>
          </table:table-cell>
          <table:table-cell office:value-type="float" office:value="104.09" table:style-name="ce18">
            <text:p>10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20" table:style-name="ce12">
            <text:p>520101030020<text:s/></text:p>
          </table:table-cell>
          <table:table-cell office:value-type="string" table:style-name="ce13">
            <text:p>Otros pagos bienes y servicios ventas<text:s text:c="43"/></text:p>
          </table:table-cell>
          <table:table-cell office:value-type="float" office:value="11642.07" table:style-name="ce18">
            <text:p>11.64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21" table:style-name="ce12">
            <text:p>520101030021<text:s/></text:p>
          </table:table-cell>
          <table:table-cell office:value-type="string" table:style-name="ce13">
            <text:p>Mant equipos de computo<text:s text:c="57"/></text:p>
          </table:table-cell>
          <table:table-cell office:value-type="float" office:value="755" table:style-name="ce18">
            <text:p>75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22" table:style-name="ce12">
            <text:p>520101030022<text:s/></text:p>
          </table:table-cell>
          <table:table-cell office:value-type="string" table:style-name="ce13">
            <text:p>Correo y Courrier<text:s text:c="63"/></text:p>
          </table:table-cell>
          <table:table-cell office:value-type="float" office:value="18098.73" table:style-name="ce18">
            <text:p>18.09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23" table:style-name="ce12">
            <text:p>520101030023<text:s/></text:p>
          </table:table-cell>
          <table:table-cell office:value-type="string" table:style-name="ce13">
            <text:p>Iva No aplicado ( Gasto)<text:s text:c="56"/></text:p>
          </table:table-cell>
          <table:table-cell office:value-type="float" office:value="13000.73" table:style-name="ce18">
            <text:p>13.00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101030024" table:style-name="ce12">
            <text:p>520101030024<text:s/></text:p>
          </table:table-cell>
          <table:table-cell office:value-type="string" table:style-name="ce13">
            <text:p>Seguros de Exportación<text:s text:c="58"/></text:p>
          </table:table-cell>
          <table:table-cell office:value-type="float" office:value="14242.71" table:style-name="ce18">
            <text:p>14.24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1020002" table:style-name="ce12">
            <text:p>520201020002<text:s/></text:p>
          </table:table-cell>
          <table:table-cell office:value-type="string" table:style-name="ce13">
            <text:p>Alimentacion Administración<text:s text:c="53"/></text:p>
          </table:table-cell>
          <table:table-cell office:value-type="float" office:value="12561.52" table:style-name="ce18">
            <text:p>12.56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1020003" table:style-name="ce12">
            <text:p>520201020003<text:s/></text:p>
          </table:table-cell>
          <table:table-cell office:value-type="string" table:style-name="ce13">
            <text:p>Movilizacion/Transp de Personal Administración<text:s text:c="34"/></text:p>
          </table:table-cell>
          <table:table-cell office:value-type="float" office:value="720" table:style-name="ce18">
            <text:p>72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1020004" table:style-name="ce12">
            <text:p>520201020004<text:s/></text:p>
          </table:table-cell>
          <table:table-cell office:value-type="string" table:style-name="ce13">
            <text:p>Gastos Médicos ventas y administración<text:s text:c="42"/></text:p>
          </table:table-cell>
          <table:table-cell office:value-type="float" office:value="3096.2" table:style-name="ce18">
            <text:p>3.09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1020006" table:style-name="ce12">
            <text:p>520201020006<text:s/></text:p>
          </table:table-cell>
          <table:table-cell office:value-type="string" table:style-name="ce13">
            <text:p>Capacitación y Seminarios Administración<text:s text:c="40"/></text:p>
          </table:table-cell>
          <table:table-cell office:value-type="float" office:value="2563" table:style-name="ce18">
            <text:p>2.56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1020007" table:style-name="ce12">
            <text:p>520201020007<text:s/></text:p>
          </table:table-cell>
          <table:table-cell office:value-type="string" table:style-name="ce13">
            <text:p>Agasajo al Personal Administración<text:s text:c="46"/></text:p>
          </table:table-cell>
          <table:table-cell office:value-type="float" office:value="31594.99" table:style-name="ce18">
            <text:p>31.59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2010002" table:style-name="ce12">
            <text:p>520202010002<text:s/></text:p>
          </table:table-cell>
          <table:table-cell office:value-type="string" table:style-name="ce13">
            <text:p>Servicios de Contabilidad - Asesorias<text:s text:c="43"/></text:p>
          </table:table-cell>
          <table:table-cell office:value-type="float" office:value="13030" table:style-name="ce18">
            <text:p>13.03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2010005" table:style-name="ce12">
            <text:p>520202010005<text:s/></text:p>
          </table:table-cell>
          <table:table-cell office:value-type="string" table:style-name="ce13">
            <text:p>Auditorías<text:s text:c="70"/></text:p>
          </table:table-cell>
          <table:table-cell office:value-type="float" office:value="7514.72" table:style-name="ce18">
            <text:p>7.51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3010005" table:style-name="ce12">
            <text:p>520203010005<text:s/></text:p>
          </table:table-cell>
          <table:table-cell office:value-type="string" table:style-name="ce13">
            <text:p>Combustibles Administración<text:s text:c="53"/></text:p>
          </table:table-cell>
          <table:table-cell office:value-type="float" office:value="6949.55" table:style-name="ce18">
            <text:p>6.95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3010007" table:style-name="ce12">
            <text:p>520203010007<text:s/></text:p>
          </table:table-cell>
          <table:table-cell office:value-type="string" table:style-name="ce13">
            <text:p>Matricula e impuestos <text:s/>vehicular <text:s/>Adm<text:s text:c="43"/></text:p>
          </table:table-cell>
          <table:table-cell office:value-type="float" office:value="11789.94" table:style-name="ce18">
            <text:p>11.7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01" table:style-name="ce12">
            <text:p>520205010001<text:s/></text:p>
          </table:table-cell>
          <table:table-cell office:value-type="string" table:style-name="ce13">
            <text:p>Gastos de Viaje Administración<text:s text:c="50"/></text:p>
          </table:table-cell>
          <table:table-cell office:value-type="float" office:value="1494.54" table:style-name="ce18">
            <text:p>1.49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02" table:style-name="ce12">
            <text:p>520205010002<text:s/></text:p>
          </table:table-cell>
          <table:table-cell office:value-type="string" table:style-name="ce13">
            <text:p>Gastos de Gestión<text:s text:c="63"/></text:p>
          </table:table-cell>
          <table:table-cell office:value-type="float" office:value="3891.76" table:style-name="ce18">
            <text:p>3.89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03" table:style-name="ce12">
            <text:p>520205010003<text:s/></text:p>
          </table:table-cell>
          <table:table-cell office:value-type="string" table:style-name="ce13">
            <text:p>Telefonía Celular<text:s text:c="63"/></text:p>
          </table:table-cell>
          <table:table-cell office:value-type="float" office:value="2368.64" table:style-name="ce18">
            <text:p>2.36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04" table:style-name="ce12">
            <text:p>520205010004<text:s/></text:p>
          </table:table-cell>
          <table:table-cell office:value-type="string" table:style-name="ce13">
            <text:p>Correo y Courrier<text:s text:c="63"/></text:p>
          </table:table-cell>
          <table:table-cell office:value-type="float" office:value="1076.3499999999999" table:style-name="ce18">
            <text:p>1.07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0" table:style-name="ce12">
            <text:p>520205010010<text:s/></text:p>
          </table:table-cell>
          <table:table-cell office:value-type="string" table:style-name="ce13">
            <text:p>Utiles de Limpieza/Cafeteria<text:s text:c="52"/></text:p>
          </table:table-cell>
          <table:table-cell office:value-type="float" office:value="4629.38" table:style-name="ce18">
            <text:p>4.62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1" table:style-name="ce12">
            <text:p>520205010011<text:s/></text:p>
          </table:table-cell>
          <table:table-cell office:value-type="string" table:style-name="ce13">
            <text:p>Gastos Menores de activos Administración<text:s text:c="40"/></text:p>
          </table:table-cell>
          <table:table-cell office:value-type="float" office:value="419.49" table:style-name="ce18">
            <text:p>41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2" table:style-name="ce12">
            <text:p>520205010012<text:s/></text:p>
          </table:table-cell>
          <table:table-cell office:value-type="string" table:style-name="ce13">
            <text:p>Donaciones<text:s text:c="70"/></text:p>
          </table:table-cell>
          <table:table-cell office:value-type="float" office:value="3267.41" table:style-name="ce18">
            <text:p>3.26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3" table:style-name="ce12">
            <text:p>520205010013<text:s/></text:p>
          </table:table-cell>
          <table:table-cell office:value-type="string" table:style-name="ce13">
            <text:p>Cuotas y Suscripciones<text:s text:c="58"/></text:p>
          </table:table-cell>
          <table:table-cell office:value-type="float" office:value="10680" table:style-name="ce18">
            <text:p>10.68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4" table:style-name="ce12">
            <text:p>520205010014<text:s/></text:p>
          </table:table-cell>
          <table:table-cell office:value-type="string" table:style-name="ce13">
            <text:p>IVA no aplicado (gasto)<text:s text:c="57"/></text:p>
          </table:table-cell>
          <table:table-cell office:value-type="float" office:value="93133.08" table:style-name="ce18">
            <text:p>93.13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8" table:style-name="ce12">
            <text:p>520205010018<text:s/></text:p>
          </table:table-cell>
          <table:table-cell office:value-type="string" table:style-name="ce13">
            <text:p>Multas e Intereses<text:s text:c="62"/></text:p>
          </table:table-cell>
          <table:table-cell office:value-type="float" office:value="1198.4000000000001" table:style-name="ce18">
            <text:p>1.19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19" table:style-name="ce12">
            <text:p>520205010019<text:s/></text:p>
          </table:table-cell>
          <table:table-cell office:value-type="string" table:style-name="ce13">
            <text:p>Otros costos de importación y producción<text:s text:c="40"/></text:p>
          </table:table-cell>
          <table:table-cell office:value-type="float" office:value="689.71" table:style-name="ce18">
            <text:p>6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0" table:style-name="ce12">
            <text:p>520205010020<text:s/></text:p>
          </table:table-cell>
          <table:table-cell office:value-type="string" table:style-name="ce13">
            <text:p>Ajustes de centavos<text:s text:c="61"/></text:p>
          </table:table-cell>
          <table:table-cell office:value-type="float" office:value="18.649999999999999" table:style-name="ce18">
            <text:p>1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1" table:style-name="ce12">
            <text:p>520205010021<text:s/></text:p>
          </table:table-cell>
          <table:table-cell office:value-type="string" table:style-name="ce13">
            <text:p>Gastos Legales<text:s text:c="66"/></text:p>
          </table:table-cell>
          <table:table-cell office:value-type="float" office:value="2121" table:style-name="ce18">
            <text:p>2.121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2" table:style-name="ce12">
            <text:p>520205010022<text:s/></text:p>
          </table:table-cell>
          <table:table-cell office:value-type="string" table:style-name="ce13">
            <text:p>Seguridad<text:s text:c="71"/></text:p>
          </table:table-cell>
          <table:table-cell office:value-type="float" office:value="31790" table:style-name="ce18">
            <text:p>31.79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3" table:style-name="ce12">
            <text:p>520205010023<text:s/></text:p>
          </table:table-cell>
          <table:table-cell office:value-type="string" table:style-name="ce13">
            <text:p>Gastos no Deducibles<text:s text:c="60"/></text:p>
          </table:table-cell>
          <table:table-cell office:value-type="float" office:value="94478.22" table:style-name="ce18">
            <text:p>94.478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4" table:style-name="ce12">
            <text:p>520205010024<text:s/></text:p>
          </table:table-cell>
          <table:table-cell office:value-type="string" table:style-name="ce13">
            <text:p>Gastos de licencias -software y mant ERP<text:s text:c="40"/></text:p>
          </table:table-cell>
          <table:table-cell office:value-type="float" office:value="27632.62" table:style-name="ce18">
            <text:p>27.63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6" table:style-name="ce12">
            <text:p>520205010026<text:s/></text:p>
          </table:table-cell>
          <table:table-cell office:value-type="string" table:style-name="ce13">
            <text:p>Iva Facrtor de Proporcionalidad<text:s text:c="49"/></text:p>
          </table:table-cell>
          <table:table-cell office:value-type="float" office:value="30166.36" table:style-name="ce18">
            <text:p>30.16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28" table:style-name="ce12">
            <text:p>520205010028<text:s/></text:p>
          </table:table-cell>
          <table:table-cell office:value-type="string" table:style-name="ce13">
            <text:p>Provision Ctas incobrables<text:s text:c="54"/></text:p>
          </table:table-cell>
          <table:table-cell office:value-type="float" office:value="24295.58" table:style-name="ce18">
            <text:p>24.296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31" table:style-name="ce12">
            <text:p>520205010031<text:s/></text:p>
          </table:table-cell>
          <table:table-cell office:value-type="string" table:style-name="ce13">
            <text:p>Retenciones Asumidas<text:s text:c="60"/></text:p>
          </table:table-cell>
          <table:table-cell office:value-type="float" office:value="362.88" table:style-name="ce18">
            <text:p>363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35" table:style-name="ce12">
            <text:p>520205010035<text:s/></text:p>
          </table:table-cell>
          <table:table-cell office:value-type="string" table:style-name="ce13">
            <text:p>Sistema de circuito cerrado<text:s text:c="53"/></text:p>
          </table:table-cell>
          <table:table-cell office:value-type="float" office:value="916.7" table:style-name="ce18">
            <text:p>91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36" table:style-name="ce12">
            <text:p>520205010036<text:s/></text:p>
          </table:table-cell>
          <table:table-cell office:value-type="string" table:style-name="ce13">
            <text:p>Otros pagos bienes y servicios administración<text:s text:c="35"/></text:p>
          </table:table-cell>
          <table:table-cell office:value-type="float" office:value="30687.19" table:style-name="ce18">
            <text:p>30.68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39" table:style-name="ce12">
            <text:p>520205010039<text:s/></text:p>
          </table:table-cell>
          <table:table-cell office:value-type="string" table:style-name="ce13">
            <text:p>Registros y derechos<text:s text:c="60"/></text:p>
          </table:table-cell>
          <table:table-cell office:value-type="float" office:value="744" table:style-name="ce18">
            <text:p>744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40" table:style-name="ce12">
            <text:p>520205010040<text:s/></text:p>
          </table:table-cell>
          <table:table-cell office:value-type="string" table:style-name="ce13">
            <text:p>Obsequios y muestras a clientes (autoconsumo)<text:s text:c="35"/></text:p>
          </table:table-cell>
          <table:table-cell office:value-type="float" office:value="10935.44" table:style-name="ce18">
            <text:p>10.935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205010041" table:style-name="ce12">
            <text:p>520205010041<text:s/></text:p>
          </table:table-cell>
          <table:table-cell office:value-type="string" table:style-name="ce13">
            <text:p>Gastos de embarque por reexportacion<text:s text:c="44"/></text:p>
          </table:table-cell>
          <table:table-cell office:value-type="float" office:value="250" table:style-name="ce18">
            <text:p>250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301010001" table:style-name="ce12">
            <text:p>520301010001<text:s/></text:p>
          </table:table-cell>
          <table:table-cell office:value-type="string" table:style-name="ce13">
            <text:p>Intereses Bancarios<text:s text:c="61"/></text:p>
          </table:table-cell>
          <table:table-cell office:value-type="float" office:value="59698.53" table:style-name="ce18">
            <text:p>59.699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301020001" table:style-name="ce12">
            <text:p>520301020001<text:s/></text:p>
          </table:table-cell>
          <table:table-cell office:value-type="string" table:style-name="ce13">
            <text:p>Gastos Bancarios<text:s text:c="64"/></text:p>
          </table:table-cell>
          <table:table-cell office:value-type="float" office:value="14076.8" table:style-name="ce18">
            <text:p>14.077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0"/>
          <table:table-cell table:number-columns-repeated="3" table:style-name="ce16"/>
          <table:table-cell table:style-name="ce17"/>
          <table:table-cell office:value-type="float" office:value="520301020002" table:style-name="ce12">
            <text:p>520301020002<text:s/></text:p>
          </table:table-cell>
          <table:table-cell office:value-type="string" table:style-name="ce13">
            <text:p>Diferencia en Cambio<text:s text:c="60"/></text:p>
          </table:table-cell>
          <table:table-cell office:value-type="float" office:value="742.41" table:style-name="ce18">
            <text:p>742</text:p>
          </table:table-cell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22"/>
          <table:table-cell office:value-type="string" table:style-name="ce23">
            <text:p>Total</text:p>
          </table:table-cell>
          <table:table-cell table:style-name="ce23"/>
          <table:table-cell office:value-type="float" office:value="0" table:formula="of:=SUM([.D9:.D129])" table:style-name="ce24">
            <text:p>0</text:p>
          </table:table-cell>
          <table:table-cell office:value-type="float" office:value="0" table:formula="of:=SUM([.E9:.E129])" table:style-name="ce24">
            <text:p>0</text:p>
          </table:table-cell>
          <table:table-cell office:value-type="float" office:value="0" table:formula="of:=SUM([.F9:.F129])" table:style-name="ce24">
            <text:p>0</text:p>
          </table:table-cell>
          <table:table-cell office:value-type="float" office:value="0" table:formula="of:=SUM([.G9:.G129])" table:style-name="ce24">
            <text:p>0</text:p>
          </table:table-cell>
          <table:table-cell table:number-columns-repeated="2" table:style-name="ce24"/>
          <table:table-cell office:value-type="float" office:value="2669667.810000001" table:formula="of:=SUM([.J9:.J129])" table:style-name="ce24">
            <text:p>2.669.668</text:p>
          </table:table-cell>
          <table:table-cell office:value-type="float" office:value="0" table:formula="of:=SUM([.K9:.K129])" table:style-name="ce25">
            <text:p>0</text:p>
          </table:table-cell>
          <table:table-cell table:style-name="ce26"/>
          <table:table-cell table:number-columns-repeated="16372" table:style-name="ce27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28"/>
          <table:table-cell office:value-type="string" table:style-name="ce29">
            <text:p>Saldo al</text:p>
          </table:table-cell>
          <table:table-cell office:value-type="string" table:style-name="ce30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1">
            <text:p>Nota a los estados financieros:</text:p>
          </table:table-cell>
          <table:table-cell table:style-name="ce31"/>
          <table:table-cell office:value-type="date" office:date-value="2021-12-31T00:00:00" table:style-name="ce32">
            <text:p>31/12/2021</text:p>
          </table:table-cell>
          <table:table-cell office:value-type="date" office:date-value="2020-12-31T00:00:00" table:style-name="ce33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34"/>
          <table:table-cell table:number-columns-repeated="2" table:style-name="ce3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Gastos Administrativos</text:p>
          </table:table-cell>
          <table:table-cell table:style-name="ce36"/>
          <table:table-cell table:style-name="ce37"/>
          <table:table-cell office:value-type="float" office:value="1827739" table:style-name="ce37">
            <text:p>1.827.73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Gastos de Ventas</text:p>
          </table:table-cell>
          <table:table-cell table:style-name="ce36"/>
          <table:table-cell table:style-name="ce37"/>
          <table:table-cell office:value-type="float" office:value="570923" table:style-name="ce37">
            <text:p>570.92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36"/>
          <table:table-cell table:number-columns-repeated="2" table:style-name="ce3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Total</text:p>
          </table:table-cell>
          <table:table-cell table:style-name="ce36"/>
          <table:table-cell office:value-type="float" office:value="0" table:formula="of:=SUM([.D135:.D137])" table:style-name="ce38">
            <text:p>0</text:p>
          </table:table-cell>
          <table:table-cell office:value-type="float" office:value="2398662" table:formula="of:=SUM([.E135:.E137])" table:style-name="ce38">
            <text:p>2.398.662</text:p>
          </table:table-cell>
          <table:table-cell table:number-columns-repeated="7" table:style-name="ce5"/>
          <table:table-cell table:number-columns-repeated="16372" table:style-name="ce1"/>
        </table:table-row>
        <table:table-row table:number-rows-repeated="2" table:style-name="ro1">
          <table:table-cell table:style-name="ce5"/>
          <table:table-cell table:number-columns-repeated="2" table:style-name="ce36"/>
          <table:table-cell table:number-columns-repeated="2" table:style-name="ce3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Sueldos, Salarios, Beneficios Sociales</text:p>
          </table:table-cell>
          <table:table-cell table:style-name="ce36"/>
          <table:table-cell table:style-name="ce37"/>
          <table:table-cell office:value-type="float" office:value="662224" table:style-name="ce39">
            <text:p>662.224</text:p>
          </table:table-cell>
          <table:table-cell office:value-type="float" office:value="798553.03" table:formula="of:=SUM([.J9:.J29])" table:style-name="ce37">
            <text:p>798.553</text:p>
          </table:table-cell>
          <table:table-cell table:style-name="ce1"/>
          <table:table-cell office:value-type="float" office:value="136329.03000000003" table:formula="of:=[.F141]-[.E141]" table:style-name="ce39">
            <text:p>136.329</text:p>
          </table:table-cell>
          <table:table-cell table:number-columns-repeated="4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Honorarios Profesionales</text:p>
          </table:table-cell>
          <table:table-cell table:style-name="ce36"/>
          <table:table-cell table:style-name="ce37"/>
          <table:table-cell office:value-type="float" office:value="361055" table:style-name="ce39">
            <text:p>361.055</text:p>
          </table:table-cell>
          <table:table-cell office:value-type="float" office:value="362385.14" table:formula="of:=SUM([.J30:.J30])" table:style-name="ce37">
            <text:p>362.385</text:p>
          </table:table-cell>
          <table:table-cell table:style-name="ce1"/>
          <table:table-cell office:value-type="float" office:value="1330.140000000014" table:formula="of:=[.F142]-[.E142]" table:style-name="ce39">
            <text:p>1.330</text:p>
          </table:table-cell>
          <table:table-cell table:number-columns-repeated="4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Baja de Inventarios</text:p>
          </table:table-cell>
          <table:table-cell table:style-name="ce36"/>
          <table:table-cell table:style-name="ce37"/>
          <table:table-cell office:value-type="float" office:value="231688" table:style-name="ce40">
            <text:p>231.688</text:p>
          </table:table-cell>
          <table:table-cell office:value-type="float" office:value="231687.77" table:formula="of:=SUM([.J31:.J31])" table:style-name="ce37">
            <text:p>231.688</text:p>
          </table:table-cell>
          <table:table-cell table:style-name="ce1"/>
          <table:table-cell office:value-type="float" office:value="-0.23000000001047738" table:formula="of:=[.F143]-[.E143]" table:style-name="ce40">
            <text:p>0</text:p>
          </table:table-cell>
          <table:table-cell table:number-columns-repeated="4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Arrendamientos</text:p>
          </table:table-cell>
          <table:table-cell table:style-name="ce36"/>
          <table:table-cell table:style-name="ce37"/>
          <table:table-cell office:value-type="float" office:value="188103" table:style-name="ce40">
            <text:p>188.103</text:p>
          </table:table-cell>
          <table:table-cell office:value-type="float" office:value="188102.66" table:formula="of:=SUM([.J32:.J32])" table:style-name="ce37">
            <text:p>188.103</text:p>
          </table:table-cell>
          <table:table-cell table:style-name="ce1"/>
          <table:table-cell office:value-type="float" office:value="-0.33999999999650754" table:formula="of:=[.F144]-[.E144]" table:style-name="ce40">
            <text:p>0</text:p>
          </table:table-cell>
          <table:table-cell table:number-columns-repeated="4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6">
            <text:p>Impuestos, contribuciones y otros</text:p>
          </table:table-cell>
          <table:table-cell table:style-name="ce36"/>
          <table:table-cell table:style-name="ce37"/>
          <table:table-cell office:value-type="float" office:value="176149" table:style-name="ce39">
            <text:p>176.149</text:p>
          </table:table-cell>
          <table:table-cell office:value-type="float" office:value="72330.53" table:formula="of:=SUM([.J33:.J39])" table:style-name="ce37">
            <text:p>72.331</text:p>
          </table:table-cell>
          <table:table-cell table:style-name="ce1"/>
          <table:table-cell office:value-type="float" office:value="-103818.47" table:formula="of:=[.F145]-[.E145]" table:style-name="ce39">
            <text:p>-103.818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Aportes a la seguridad Social</text:p>
          </table:table-cell>
          <table:table-cell table:style-name="ce36"/>
          <table:table-cell table:style-name="ce37"/>
          <table:table-cell office:value-type="float" office:value="101070" table:style-name="ce39">
            <text:p>101.070</text:p>
          </table:table-cell>
          <table:table-cell office:value-type="float" office:value="0" table:formula="of:=SUM([.#REF!])" table:style-name="ce37">
            <text:p>#REF!</text:p>
          </table:table-cell>
          <table:table-cell table:style-name="ce1"/>
          <table:table-cell office:value-type="float" office:value="0" table:formula="of:=[.F146]-[.E146]" table:style-name="ce39">
            <text:p>#REF!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Depreciaciones</text:p>
          </table:table-cell>
          <table:table-cell table:style-name="ce36"/>
          <table:table-cell table:style-name="ce37"/>
          <table:table-cell office:value-type="float" office:value="58256" table:style-name="ce40">
            <text:p>58.256</text:p>
          </table:table-cell>
          <table:table-cell office:value-type="float" office:value="58406.49" table:formula="of:=SUM([.J40:.J48])" table:style-name="ce37">
            <text:p>58.406</text:p>
          </table:table-cell>
          <table:table-cell table:style-name="ce1"/>
          <table:table-cell office:value-type="float" office:value="150.48999999999796" table:formula="of:=[.F147]-[.E147]" table:style-name="ce40">
            <text:p>150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Servicios Básicos</text:p>
          </table:table-cell>
          <table:table-cell table:style-name="ce36"/>
          <table:table-cell table:style-name="ce37"/>
          <table:table-cell office:value-type="float" office:value="47188" table:style-name="ce39">
            <text:p>47.188</text:p>
          </table:table-cell>
          <table:table-cell office:value-type="float" office:value="41813.120000000003" table:formula="of:=SUM([.J49:.J52])" table:style-name="ce37">
            <text:p>41.813</text:p>
          </table:table-cell>
          <table:table-cell table:style-name="ce1"/>
          <table:table-cell office:value-type="float" office:value="-5374.8799999999974" table:formula="of:=[.F148]-[.E148]" table:style-name="ce39">
            <text:p>-5.375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Mantenimiento y reparaciones</text:p>
          </table:table-cell>
          <table:table-cell table:style-name="ce36"/>
          <table:table-cell table:style-name="ce37"/>
          <table:table-cell office:value-type="float" office:value="38636" table:style-name="ce39">
            <text:p>38.636</text:p>
          </table:table-cell>
          <table:table-cell office:value-type="float" office:value="97077.86" table:formula="of:=SUM([.J53:.J61])" table:style-name="ce37">
            <text:p>97.078</text:p>
          </table:table-cell>
          <table:table-cell table:style-name="ce1"/>
          <table:table-cell office:value-type="float" office:value="58441.86" table:formula="of:=[.F149]-[.E149]" table:style-name="ce39">
            <text:p>58.442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Gastos de Gestión</text:p>
          </table:table-cell>
          <table:table-cell table:style-name="ce36"/>
          <table:table-cell table:style-name="ce37"/>
          <table:table-cell office:value-type="float" office:value="35553" table:style-name="ce39">
            <text:p>35.553</text:p>
          </table:table-cell>
          <table:table-cell office:value-type="float" office:value="0" table:formula="of:=SUM([.#REF!])" table:style-name="ce37">
            <text:p>#REF!</text:p>
          </table:table-cell>
          <table:table-cell table:style-name="ce1"/>
          <table:table-cell office:value-type="float" office:value="0" table:formula="of:=[.F150]-[.E150]" table:style-name="ce39">
            <text:p>#REF!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Suministros y Materiales</text:p>
          </table:table-cell>
          <table:table-cell table:style-name="ce36"/>
          <table:table-cell table:style-name="ce37"/>
          <table:table-cell office:value-type="float" office:value="25303" table:style-name="ce39">
            <text:p>25.303</text:p>
          </table:table-cell>
          <table:table-cell office:value-type="float" office:value="25302.98" table:formula="of:=SUM([.J62:.J65])" table:style-name="ce37">
            <text:p>25.303</text:p>
          </table:table-cell>
          <table:table-cell table:style-name="ce1"/>
          <table:table-cell office:value-type="float" office:value="-2.0000000000436557E-2" table:formula="of:=[.F151]-[.E151]" table:style-name="ce39">
            <text:p>0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Deterioros activos financieros</text:p>
          </table:table-cell>
          <table:table-cell table:style-name="ce36"/>
          <table:table-cell table:style-name="ce37"/>
          <table:table-cell office:value-type="float" office:value="24296" table:style-name="ce39">
            <text:p>24.296</text:p>
          </table:table-cell>
          <table:table-cell office:value-type="float" office:value="0" table:formula="of:=SUM([.#REF!])" table:style-name="ce37">
            <text:p>#REF!</text:p>
          </table:table-cell>
          <table:table-cell table:style-name="ce1"/>
          <table:table-cell office:value-type="float" office:value="0" table:formula="of:=[.F152]-[.E152]" table:style-name="ce39">
            <text:p>#REF!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Promoción y publicidad</text:p>
          </table:table-cell>
          <table:table-cell table:style-name="ce36"/>
          <table:table-cell table:style-name="ce37"/>
          <table:table-cell office:value-type="float" office:value="12817" table:style-name="ce40">
            <text:p>12.817</text:p>
          </table:table-cell>
          <table:table-cell office:value-type="float" office:value="12816.93" table:formula="of:=SUM([.J66:.J67])" table:style-name="ce37">
            <text:p>12.817</text:p>
          </table:table-cell>
          <table:table-cell table:style-name="ce1"/>
          <table:table-cell office:value-type="float" office:value="-6.9999999999708962E-2" table:formula="of:=[.F153]-[.E153]" table:style-name="ce40">
            <text:p>0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Seguros y reaseguros</text:p>
          </table:table-cell>
          <table:table-cell table:style-name="ce36"/>
          <table:table-cell table:style-name="ce37"/>
          <table:table-cell office:value-type="float" office:value="8239" table:style-name="ce40">
            <text:p>8.239</text:p>
          </table:table-cell>
          <table:table-cell office:value-type="float" office:value="8239.23" table:formula="of:=SUM([.J68:.J73])" table:style-name="ce37">
            <text:p>8.239</text:p>
          </table:table-cell>
          <table:table-cell table:style-name="ce1"/>
          <table:table-cell office:value-type="float" office:value="0.22999999999956344" table:formula="of:=[.F154]-[.E154]" table:style-name="ce40">
            <text:p>0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Gastos de viajes</text:p>
          </table:table-cell>
          <table:table-cell table:style-name="ce36"/>
          <table:table-cell table:style-name="ce37"/>
          <table:table-cell office:value-type="float" office:value="3313" table:style-name="ce39">
            <text:p>3.313</text:p>
          </table:table-cell>
          <table:table-cell office:value-type="float" office:value="7370.86" table:formula="of:=SUM([.J74:.J77])" table:style-name="ce37">
            <text:p>7.371</text:p>
          </table:table-cell>
          <table:table-cell table:style-name="ce1"/>
          <table:table-cell office:value-type="float" office:value="4057.8599999999997" table:formula="of:=[.F155]-[.E155]" table:style-name="ce39">
            <text:p>4.058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36">
            <text:p>Otros</text:p>
          </table:table-cell>
          <table:table-cell table:style-name="ce36"/>
          <table:table-cell table:style-name="ce37"/>
          <table:table-cell office:value-type="float" office:value="424772" table:style-name="ce39">
            <text:p>424.772</text:p>
          </table:table-cell>
          <table:table-cell office:value-type="float" office:value="6887.82" table:formula="of:=SUM([.J78:.J78])" table:style-name="ce37">
            <text:p>6.888</text:p>
          </table:table-cell>
          <table:table-cell table:style-name="ce1"/>
          <table:table-cell office:value-type="float" office:value="-417884.18" table:formula="of:=[.F156]-[.E156]" table:style-name="ce39">
            <text:p>-417.884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style-name="ce5"/>
          <table:table-cell table:style-name="ce36"/>
          <table:table-cell table:style-name="ce41"/>
          <table:table-cell table:number-columns-repeated="2" table:style-name="ce37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42">
            <text:p>Total</text:p>
          </table:table-cell>
          <table:table-cell table:style-name="ce43"/>
          <table:table-cell office:value-type="float" office:value="0" table:formula="of:=SUM([.D141:.D157])" table:style-name="ce24">
            <text:p>0</text:p>
          </table:table-cell>
          <table:table-cell office:value-type="float" office:value="2398662" table:formula="of:=SUM([.E141:.E157])" table:style-name="ce24">
            <text:p>2.398.662</text:p>
          </table:table-cell>
          <table:table-cell table:style-name="ce5"/>
          <table:table-cell office:value-type="float" office:value="2398662" table:style-name="ce39">
            <text:p>2.398.662</text:p>
          </table:table-cell>
          <table:table-cell table:style-name="ce39"/>
          <table:table-cell office:value-type="float" office:value="0" table:formula="of:=[.E158]-[.G158]" table:style-name="ce39">
            <text:p>0</text:p>
          </table:table-cell>
          <table:table-cell table:number-columns-repeated="3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44">
            <text:p>Fuente:</text:p>
          </table:table-cell>
          <table:table-cell table:number-columns-repeated="9" table:style-name="ce45"/>
          <table:table-cell table:style-name="ce46"/>
          <table:table-cell table:style-name="ce5"/>
          <table:table-cell table:number-columns-repeated="16372"/>
        </table:table-row>
        <table:table-row table:style-name="ro1">
          <table:table-cell office:value-type="string" table:style-name="ce4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style-name="ro1">
          <table:table-cell office:value-type="string" table:style-name="ce4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style-name="ro1">
          <table:table-cell table:style-name="ce47"/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style-name="ro1">
          <table:table-cell office:value-type="string" table:style-name="ce49">
            <text:p>Trabajo realizado:</text:p>
          </table:table-cell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47"/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style-name="ro1">
          <table:table-cell office:value-type="string" table:style-name="ce49">
            <text:p>Conclusiones:</text:p>
          </table:table-cell>
          <table:table-cell table:number-columns-repeated="9" table:style-name="ce5"/>
          <table:table-cell table:style-name="ce48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48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number-rows-repeated="1048400" table:style-name="ro4">
          <table:table-cell table:number-columns-repeated="16384"/>
        </table:table-row>
      </table:table>
      <table:table table:name="Examen_sep-2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8" table:default-cell-style-name="ce1"/>
        <table:table-row table:style-name="ro5">
          <table:table-cell office:value-type="string" table:style-name="ce58">
            <text:p>GRAFIMPAC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9">
            <text:p>RESUMEN Y DETALLE DE GASTOS DE ADMINISTRACION Y VENTA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9">
            <text:p>Al 31 de diciembre del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0">
            <text:p>Cifras en US dólares</text:p>
          </table:table-cell>
          <table:table-cell table:number-columns-repeated="16383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6">
          <table:table-cell table:style-name="ce1"/>
          <table:table-cell office:value-type="string" table:style-name="ce61">
            <text:p>RESUMEN</text:p>
          </table:table-cell>
          <table:table-cell office:value-type="string" table:style-name="ce62">
            <text:p>Gastos de administracion</text:p>
          </table:table-cell>
          <table:table-cell office:value-type="string" table:style-name="ce62">
            <text:p>Gastos de ventas</text:p>
          </table:table-cell>
          <table:table-cell office:value-type="string" table:style-name="ce61">
            <text:p>Total</text:p>
          </table:table-cell>
          <table:table-cell office:value-type="string" table:style-name="ce61">
            <text:p>Explicación del trabajo realizado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63"/>
          <table:table-cell table:number-columns-repeated="4" table:style-name="ce64"/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Sueldos y beneficios sociales</text:p>
          </table:table-cell>
          <table:table-cell office:value-type="float" office:value="232188.54" table:formula="of:=SUM([.C64:.C70])-[.C12]" table:style-name="ce65">
            <text:p><text:s/>232.189<text:s/></text:p>
          </table:table-cell>
          <table:table-cell office:value-type="float" office:value="213707.18" table:formula="of:=SUM([.C26:.C33])-[.D12]" table:style-name="ce65">
            <text:p><text:s/>213.707<text:s/></text:p>
          </table:table-cell>
          <table:table-cell office:value-type="float" office:value="445895.72" table:formula="of:=+[.C8]+[.D8]" table:style-name="ce65">
            <text:p><text:s/>445.896<text:s/></text:p>
          </table:table-cell>
          <table:table-cell office:value-type="string" table:style-name="ce64">
            <text:p>Probadas en área de nómina y beneficio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Honorarios profesionales</text:p>
          </table:table-cell>
          <table:table-cell office:value-type="float" office:value="135652.56" table:formula="of:=+[.C78]" table:style-name="ce65">
            <text:p><text:s/>135.653<text:s/></text:p>
          </table:table-cell>
          <table:table-cell table:style-name="ce64"/>
          <table:table-cell office:value-type="float" office:value="135652.56" table:formula="of:=+[.C9]+[.D9]" table:style-name="ce65">
            <text:p><text:s/>135.653<text:s/></text:p>
          </table:table-cell>
          <table:table-cell office:value-type="string" table:style-name="ce64">
            <text:p>Ver examen realizado en pestana "Honorarios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Arriendos</text:p>
          </table:table-cell>
          <table:table-cell office:value-type="float" office:value="135246" table:formula="of:=+[.C112]" table:style-name="ce65">
            <text:p><text:s/>135.246<text:s/></text:p>
          </table:table-cell>
          <table:table-cell table:style-name="ce65"/>
          <table:table-cell office:value-type="float" office:value="135246" table:formula="of:=+[.C10]+[.D10]" table:style-name="ce65">
            <text:p><text:s/>135.246<text:s/></text:p>
          </table:table-cell>
          <table:table-cell office:value-type="string" table:style-name="ce64">
            <text:p>Ver examen realizado en pestana "arriendos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Impuestos y contribuciones</text:p>
          </table:table-cell>
          <table:table-cell office:value-type="float" office:value="62941.21" table:formula="of:=+[.C124]" table:style-name="ce65">
            <text:p><text:s/>62.941<text:s/></text:p>
          </table:table-cell>
          <table:table-cell table:style-name="ce64"/>
          <table:table-cell office:value-type="float" office:value="62941.21" table:formula="of:=+[.C11]+[.D11]" table:style-name="ce65">
            <text:p><text:s/>62.941<text:s/></text:p>
          </table:table-cell>
          <table:table-cell office:value-type="string" table:style-name="ce64">
            <text:p>ver examen realizado es pestana "impuestos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Aportes al IESS</text:p>
          </table:table-cell>
          <table:table-cell office:value-type="float" office:value="23806.09" table:formula="of:=+[.C66]" table:style-name="ce65">
            <text:p><text:s/>23.806<text:s/></text:p>
          </table:table-cell>
          <table:table-cell office:value-type="float" office:value="21715.16" table:formula="of:=+[.C29]" table:style-name="ce65">
            <text:p><text:s/>21.715<text:s/></text:p>
          </table:table-cell>
          <table:table-cell office:value-type="float" office:value="45521.25" table:formula="of:=+[.C12]+[.D12]" table:style-name="ce65">
            <text:p><text:s/>45.521<text:s/></text:p>
          </table:table-cell>
          <table:table-cell office:value-type="string" table:style-name="ce64">
            <text:p>Probado en área de nómina y beneficio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Depreciación</text:p>
          </table:table-cell>
          <table:table-cell office:value-type="float" office:value="38107.82" table:formula="of:=+[.C55]+[.C132]" table:style-name="ce65">
            <text:p><text:s/>38.108<text:s/></text:p>
          </table:table-cell>
          <table:table-cell office:value-type="float" office:value="0" table:formula="of:=+[.D59]+[.D60]" table:style-name="ce65">
            <text:p><text:s/>-<text:s/></text:p>
          </table:table-cell>
          <table:table-cell office:value-type="float" office:value="38107.82" table:formula="of:=+[.C13]+[.D13]" table:style-name="ce65">
            <text:p><text:s/>38.108<text:s/></text:p>
          </table:table-cell>
          <table:table-cell office:value-type="string" table:style-name="ce64">
            <text:p>Probado en área de propiedades, planta y equipo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Servicios básicos (agua, energía, teléfono, internet)</text:p>
          </table:table-cell>
          <table:table-cell office:value-type="float" office:value="31014.78" table:formula="of:=+[.C102]+[.C103]+[.C104]+[.C105]" table:style-name="ce65">
            <text:p><text:s/>31.015<text:s/></text:p>
          </table:table-cell>
          <table:table-cell table:style-name="ce64"/>
          <table:table-cell office:value-type="float" office:value="31014.78" table:formula="of:=+[.C14]+[.D14]" table:style-name="ce65">
            <text:p><text:s/>31.015<text:s/></text:p>
          </table:table-cell>
          <table:table-cell office:value-type="string" table:style-name="ce64">
            <text:p>Ver examen realizado en pestana "Servicios básicos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Jubilacion y desahucio</text:p>
          </table:table-cell>
          <table:table-cell office:value-type="float" office:value="12892.300000000001" table:formula="of:=+[.C71]+[.C72]" table:style-name="ce65">
            <text:p><text:s/>12.892<text:s/></text:p>
          </table:table-cell>
          <table:table-cell office:value-type="float" office:value="11903.869999999999" table:formula="of:=+[.C34]+[.C35]" table:style-name="ce65">
            <text:p><text:s/>11.904<text:s/></text:p>
          </table:table-cell>
          <table:table-cell office:value-type="float" office:value="24796.17" table:formula="of:=+[.C15]+[.D15]" table:style-name="ce65">
            <text:p><text:s/>24.796<text:s/></text:p>
          </table:table-cell>
          <table:table-cell office:value-type="string" table:style-name="ce64">
            <text:p>Probado en área de "Jubilación y desahucio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Seguros</text:p>
          </table:table-cell>
          <table:table-cell office:value-type="float" office:value="37563.58" table:formula="of:=+[.C52]+[.C60]+[.C90]" table:style-name="ce65">
            <text:p><text:s/>37.564<text:s/></text:p>
          </table:table-cell>
          <table:table-cell table:style-name="ce64"/>
          <table:table-cell office:value-type="float" office:value="37563.58" table:formula="of:=+[.C16]+[.D16]" table:style-name="ce65">
            <text:p><text:s/>37.564<text:s/></text:p>
          </table:table-cell>
          <table:table-cell office:value-type="string" table:style-name="ce64">
            <text:p>Probado en área de "Otros activos corrientes"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Bajas de inventarios</text:p>
          </table:table-cell>
          <table:table-cell table:number-columns-repeated="2" table:style-name="ce64"/>
          <table:table-cell office:value-type="float" office:value="0" table:formula="of:=+[.C17]+[.D17]" table:style-name="ce65">
            <text:p><text:s/>-<text:s/></text:p>
          </table:table-cell>
          <table:table-cell table:style-name="ce64"/>
          <table:table-cell table:number-columns-repeated="16378"/>
        </table:table-row>
        <table:table-row table:style-name="ro1">
          <table:table-cell table:style-name="ce1"/>
          <table:table-cell office:value-type="string" table:style-name="ce64">
            <text:p>Otros</text:p>
          </table:table-cell>
          <table:table-cell office:value-type="float" office:value="329821" table:style-name="ce66">
            <text:p><text:s/>329.821<text:s/></text:p>
          </table:table-cell>
          <table:table-cell office:value-type="float" office:value="75961" table:style-name="ce66">
            <text:p><text:s/>75.961<text:s/></text:p>
          </table:table-cell>
          <table:table-cell office:value-type="float" office:value="405782" table:formula="of:=+[.C18]+[.D18]" table:style-name="ce65">
            <text:p><text:s/>405.782<text:s/></text:p>
          </table:table-cell>
          <table:table-cell office:value-type="string" table:style-name="ce64">
            <text:p>Ver examen realizado en…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67">
            <text:p>SUMAN</text:p>
          </table:table-cell>
          <table:table-cell office:value-type="float" office:value="1039233.8799999999" table:formula="of:=SUM([.C8:.C18])" table:style-name="ce68">
            <text:p><text:s/>1.039.234<text:s/></text:p>
          </table:table-cell>
          <table:table-cell office:value-type="float" office:value="323287.20999999996" table:formula="of:=SUM([.D8:.D18])" table:style-name="ce68">
            <text:p><text:s/>323.287<text:s/></text:p>
          </table:table-cell>
          <table:table-cell office:value-type="float" office:value="1362521.0899999999" table:formula="of:=SUM([.E8:.E18])" table:style-name="ce68">
            <text:p><text:s/>1.362.521<text:s/></text:p>
          </table:table-cell>
          <table:table-cell table:style-name="ce69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0.43999999994412065" table:formula="of:=+[.C19]-[.C61]" table:style-name="ce79">
            <text:p>0</text:p>
          </table:table-cell>
          <table:table-cell office:value-type="float" office:value="-0.45000000001164153" table:formula="of:=+[.D19]-[.C23]" table:style-name="ce79">
            <text:p>0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string" table:style-name="ce70">
            <text:p>DETALLE DE GASTOS DE ADMINISTRACIÓN Y VENTAS SEGÚN BALANCE DE COMPROBACIÓN A SEPTIEMBRE 2020</text:p>
          </table:table-cell>
          <table:table-cell table:number-columns-repeated="5" table:style-name="ce70"/>
          <table:table-cell table:number-columns-repeated="16378"/>
        </table:table-row>
        <table:table-row table:style-name="ro1">
          <table:table-cell office:value-type="float" office:value="52" table:style-name="ce75">
            <text:p>52</text:p>
          </table:table-cell>
          <table:table-cell office:value-type="string" table:style-name="ce76">
            <text:p>GASTOS DE ADMINISTRACION &amp; VENTAS<text:s text:c="37"/></text:p>
          </table:table-cell>
          <table:table-cell office:value-type="float" office:value="1405216.71" table:style-name="ce75">
            <text:p>1.405.217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" table:style-name="ce75">
            <text:p>5.201</text:p>
          </table:table-cell>
          <table:table-cell office:value-type="string" table:style-name="ce76">
            <text:p>GASTOS DE VENTA<text:s text:c="55"/></text:p>
          </table:table-cell>
          <table:table-cell office:value-type="float" office:value="323287.65999999997" table:style-name="ce75">
            <text:p>323.288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" table:style-name="ce75">
            <text:p>520.101</text:p>
          </table:table-cell>
          <table:table-cell office:value-type="string" table:style-name="ce76">
            <text:p>SUELDOS, SALARIOS Y DEMÁS REMUNERACIONES<text:s text:c="30"/></text:p>
          </table:table-cell>
          <table:table-cell office:value-type="float" office:value="323287.65999999997" table:style-name="ce75">
            <text:p>323.288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" table:style-name="ce75">
            <text:p>52.010.101</text:p>
          </table:table-cell>
          <table:table-cell office:value-type="string" table:style-name="ce76">
            <text:p>GASTOS DE NOMINA DE VENTAS<text:s text:c="44"/></text:p>
          </table:table-cell>
          <table:table-cell office:value-type="float" office:value="247326.21" table:style-name="ce75">
            <text:p>247.326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1" table:style-name="ce75">
            <text:p>520.101.010.001</text:p>
          </table:table-cell>
          <table:table-cell office:value-type="string" table:style-name="ce76">
            <text:p>Sueldos<text:s text:c="63"/></text:p>
          </table:table-cell>
          <table:table-cell office:value-type="float" office:value="104343.03999999999" table:style-name="ce75">
            <text:p>104.343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2" table:style-name="ce75">
            <text:p>520.101.010.002</text:p>
          </table:table-cell>
          <table:table-cell office:value-type="string" table:style-name="ce76">
            <text:p>Sobretiempos<text:s text:c="58"/></text:p>
          </table:table-cell>
          <table:table-cell office:value-type="float" office:value="12680.89" table:style-name="ce75">
            <text:p>12.681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3" table:style-name="ce75">
            <text:p>520.101.010.003</text:p>
          </table:table-cell>
          <table:table-cell office:value-type="string" table:style-name="ce76">
            <text:p>Comisiones<text:s text:c="60"/></text:p>
          </table:table-cell>
          <table:table-cell office:value-type="float" office:value="61678.47" table:style-name="ce75">
            <text:p>61.678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4" table:style-name="ce75">
            <text:p>520.101.010.004</text:p>
          </table:table-cell>
          <table:table-cell office:value-type="string" table:style-name="ce76">
            <text:p>Aporte Patronal 12.15%<text:s text:c="48"/></text:p>
          </table:table-cell>
          <table:table-cell office:value-type="float" office:value="21715.16" table:style-name="ce75">
            <text:p>21.715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5" table:style-name="ce75">
            <text:p>520.101.010.005</text:p>
          </table:table-cell>
          <table:table-cell office:value-type="string" table:style-name="ce76">
            <text:p>Fondo de Reserva<text:s text:c="54"/></text:p>
          </table:table-cell>
          <table:table-cell office:value-type="float" office:value="11736.3" table:style-name="ce75">
            <text:p>11.736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6" table:style-name="ce75">
            <text:p>520.101.010.006</text:p>
          </table:table-cell>
          <table:table-cell office:value-type="string" table:style-name="ce76">
            <text:p>Decimo Tercer Sueldo<text:s text:c="50"/></text:p>
          </table:table-cell>
          <table:table-cell office:value-type="float" office:value="14825.23" table:style-name="ce75">
            <text:p>14.825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7" table:style-name="ce75">
            <text:p>520.101.010.007</text:p>
          </table:table-cell>
          <table:table-cell office:value-type="string" table:style-name="ce76">
            <text:p>Decimo Cuarto Sueldo<text:s text:c="50"/></text:p>
          </table:table-cell>
          <table:table-cell office:value-type="float" office:value="5045.0600000000004" table:style-name="ce75">
            <text:p>5.045</text:p>
          </table:table-cell>
          <table:table-cell table:style-name="ce74"/>
          <table:table-cell table:number-columns-repeated="16380" table:style-name="ce1"/>
        </table:table-row>
        <table:table-row table:style-name="ro1">
          <table:table-cell office:value-type="float" office:value="520101010008" table:style-name="ce75">
            <text:p>520.101.010.008</text:p>
          </table:table-cell>
          <table:table-cell office:value-type="string" table:style-name="ce76">
            <text:p>Vacaciones<text:s text:c="60"/></text:p>
          </table:table-cell>
          <table:table-cell office:value-type="float" office:value="3398.19" table:style-name="ce75">
            <text:p>3.39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10009" table:style-name="ce75">
            <text:p>520.101.010.009</text:p>
          </table:table-cell>
          <table:table-cell office:value-type="string" table:style-name="ce76">
            <text:p>Desahucio Ventas<text:s text:c="54"/></text:p>
          </table:table-cell>
          <table:table-cell office:value-type="float" office:value="3049.89" table:style-name="ce75">
            <text:p>3.05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10012" table:style-name="ce75">
            <text:p>520.101.010.012</text:p>
          </table:table-cell>
          <table:table-cell office:value-type="string" table:style-name="ce76">
            <text:p>Jubilación Patronal Ventas<text:s text:c="44"/></text:p>
          </table:table-cell>
          <table:table-cell office:value-type="float" office:value="8853.98" table:style-name="ce75">
            <text:p>8.85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2" table:style-name="ce75">
            <text:p>52.010.102</text:p>
          </table:table-cell>
          <table:table-cell office:value-type="string" table:style-name="ce76">
            <text:p>OTRAS GASTOS DE PERSONAL<text:s text:c="46"/></text:p>
          </table:table-cell>
          <table:table-cell office:value-type="float" office:value="9137.02" table:style-name="ce75">
            <text:p>9.13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20002" table:style-name="ce75">
            <text:p>520.101.020.002</text:p>
          </table:table-cell>
          <table:table-cell office:value-type="string" table:style-name="ce76">
            <text:p>Alimentacion Ventas<text:s text:c="51"/></text:p>
          </table:table-cell>
          <table:table-cell office:value-type="float" office:value="8228.69" table:style-name="ce75">
            <text:p>8.229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20006" table:style-name="ce75">
            <text:p>520.101.020.006</text:p>
          </table:table-cell>
          <table:table-cell office:value-type="string" table:style-name="ce76">
            <text:p>Capacitación y Seminarios Ventas<text:s text:c="38"/></text:p>
          </table:table-cell>
          <table:table-cell office:value-type="float" office:value="792.5" table:style-name="ce75">
            <text:p>79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20008" table:style-name="ce75">
            <text:p>520.101.020.008</text:p>
          </table:table-cell>
          <table:table-cell office:value-type="string" table:style-name="ce76">
            <text:p>Otros gastos de personal Ventas<text:s text:c="39"/></text:p>
          </table:table-cell>
          <table:table-cell office:value-type="float" office:value="115.83" table:style-name="ce75">
            <text:p>11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" table:style-name="ce75">
            <text:p>52.010.103</text:p>
          </table:table-cell>
          <table:table-cell office:value-type="string" table:style-name="ce76">
            <text:p>GASTOS <text:s/>GENERALES <text:s/>DE VENTA<text:s text:c="43"/></text:p>
          </table:table-cell>
          <table:table-cell office:value-type="float" office:value="66824.429999999993" table:style-name="ce75">
            <text:p>66.82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2" table:style-name="ce75">
            <text:p>520.101.030.002</text:p>
          </table:table-cell>
          <table:table-cell office:value-type="string" table:style-name="ce76">
            <text:p>Promoción y Publicidad<text:s text:c="48"/></text:p>
          </table:table-cell>
          <table:table-cell office:value-type="float" office:value="5720" table:style-name="ce75">
            <text:p>5.72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3" table:style-name="ce75">
            <text:p>520.101.030.003</text:p>
          </table:table-cell>
          <table:table-cell office:value-type="string" table:style-name="ce76">
            <text:p>Gastos de Viaje Ventas<text:s text:c="48"/></text:p>
          </table:table-cell>
          <table:table-cell office:value-type="float" office:value="1593.51" table:style-name="ce75">
            <text:p>1.59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4" table:style-name="ce75">
            <text:p>520.101.030.004</text:p>
          </table:table-cell>
          <table:table-cell office:value-type="string" table:style-name="ce76">
            <text:p>Mant. Vehiculos Ventas<text:s text:c="48"/></text:p>
          </table:table-cell>
          <table:table-cell office:value-type="float" office:value="4770.29" table:style-name="ce75">
            <text:p>4.77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5" table:style-name="ce75">
            <text:p>520.101.030.005</text:p>
          </table:table-cell>
          <table:table-cell office:value-type="string" table:style-name="ce76">
            <text:p>Combustibles Ventas<text:s text:c="51"/></text:p>
          </table:table-cell>
          <table:table-cell office:value-type="float" office:value="8374.76" table:style-name="ce75">
            <text:p>8.375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7" table:style-name="ce75">
            <text:p>520.101.030.007</text:p>
          </table:table-cell>
          <table:table-cell office:value-type="string" table:style-name="ce76">
            <text:p>Atención a clientes<text:s text:c="51"/></text:p>
          </table:table-cell>
          <table:table-cell office:value-type="float" office:value="822.58" table:style-name="ce75">
            <text:p>82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8" table:style-name="ce75">
            <text:p>520.101.030.008</text:p>
          </table:table-cell>
          <table:table-cell office:value-type="string" table:style-name="ce76">
            <text:p>Gastos Viaticos<text:s text:c="55"/></text:p>
          </table:table-cell>
          <table:table-cell office:value-type="float" office:value="591.86" table:style-name="ce75">
            <text:p>59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09" table:style-name="ce75">
            <text:p>520.101.030.009</text:p>
          </table:table-cell>
          <table:table-cell office:value-type="string" table:style-name="ce76">
            <text:p>Telefonía celular ventas<text:s text:c="46"/></text:p>
          </table:table-cell>
          <table:table-cell office:value-type="float" office:value="2019.89" table:style-name="ce75">
            <text:p>2.02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1" table:style-name="ce75">
            <text:p>520.101.030.011</text:p>
          </table:table-cell>
          <table:table-cell office:value-type="string" table:style-name="ce76">
            <text:p>Suministros de oficina y comput ventas y diseño<text:s text:c="23"/></text:p>
          </table:table-cell>
          <table:table-cell office:value-type="float" office:value="1668.62" table:style-name="ce75">
            <text:p>1.669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2" table:style-name="ce75">
            <text:p>520.101.030.012</text:p>
          </table:table-cell>
          <table:table-cell office:value-type="string" table:style-name="ce76">
            <text:p>Movilizacion Ventas<text:s text:c="51"/></text:p>
          </table:table-cell>
          <table:table-cell office:value-type="float" office:value="147.25" table:style-name="ce75">
            <text:p>14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3" table:style-name="ce75">
            <text:p>520.101.030.013</text:p>
          </table:table-cell>
          <table:table-cell office:value-type="string" table:style-name="ce76">
            <text:p>Obsequios y muestras a clientes (autoconsumo)<text:s text:c="25"/></text:p>
          </table:table-cell>
          <table:table-cell office:value-type="float" office:value="586.74" table:style-name="ce75">
            <text:p>58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4" table:style-name="ce75">
            <text:p>520.101.030.014</text:p>
          </table:table-cell>
          <table:table-cell office:value-type="string" table:style-name="ce76">
            <text:p>Gastos de depreciación de equipos de computación<text:s text:c="22"/></text:p>
          </table:table-cell>
          <table:table-cell office:value-type="float" office:value="1526.52" table:style-name="ce75">
            <text:p>1.52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5" table:style-name="ce75">
            <text:p>520.101.030.015</text:p>
          </table:table-cell>
          <table:table-cell office:value-type="string" table:style-name="ce76">
            <text:p>Seguros vehículos ventas<text:s text:c="46"/></text:p>
          </table:table-cell>
          <table:table-cell office:value-type="float" office:value="231.25" table:style-name="ce75">
            <text:p>23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6" table:style-name="ce75">
            <text:p>520.101.030.016</text:p>
          </table:table-cell>
          <table:table-cell office:value-type="string" table:style-name="ce76">
            <text:p>Mantenimiento <text:s/>Instalaciones<text:s text:c="42"/></text:p>
          </table:table-cell>
          <table:table-cell office:value-type="float" office:value="2392.83" table:style-name="ce75">
            <text:p>2.39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7" table:style-name="ce75">
            <text:p>520.101.030.017</text:p>
          </table:table-cell>
          <table:table-cell office:value-type="string" table:style-name="ce76">
            <text:p>Mantenimiento Muebles y equipos<text:s text:c="39"/></text:p>
          </table:table-cell>
          <table:table-cell office:value-type="float" office:value="2828" table:style-name="ce75">
            <text:p>2.82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18" table:style-name="ce75">
            <text:p>520.101.030.018</text:p>
          </table:table-cell>
          <table:table-cell office:value-type="string" table:style-name="ce76">
            <text:p>Gasto de Depreciacion Muebles y Enseres<text:s text:c="31"/></text:p>
          </table:table-cell>
          <table:table-cell office:value-type="float" office:value="145.44" table:style-name="ce75">
            <text:p>145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20" table:style-name="ce75">
            <text:p>520.101.030.020</text:p>
          </table:table-cell>
          <table:table-cell office:value-type="string" table:style-name="ce76">
            <text:p>Otros pagos bienes y servicios ventas<text:s text:c="33"/></text:p>
          </table:table-cell>
          <table:table-cell office:value-type="float" office:value="1703.07" table:style-name="ce75">
            <text:p>1.70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21" table:style-name="ce75">
            <text:p>520.101.030.021</text:p>
          </table:table-cell>
          <table:table-cell office:value-type="string" table:style-name="ce76">
            <text:p>Mant equipos de computo<text:s text:c="47"/></text:p>
          </table:table-cell>
          <table:table-cell office:value-type="float" office:value="3006" table:style-name="ce75">
            <text:p>3.00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22" table:style-name="ce75">
            <text:p>520.101.030.022</text:p>
          </table:table-cell>
          <table:table-cell office:value-type="string" table:style-name="ce76">
            <text:p>Correo y Courrier<text:s text:c="53"/></text:p>
          </table:table-cell>
          <table:table-cell office:value-type="float" office:value="16591.580000000002" table:style-name="ce75">
            <text:p>16.59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23" table:style-name="ce75">
            <text:p>520.101.030.023</text:p>
          </table:table-cell>
          <table:table-cell office:value-type="string" table:style-name="ce76">
            <text:p>Iva No aplicado ( Gasto)<text:s text:c="46"/></text:p>
          </table:table-cell>
          <table:table-cell office:value-type="float" office:value="5686.06" table:style-name="ce75">
            <text:p>5.68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101030024" table:style-name="ce75">
            <text:p>520.101.030.024</text:p>
          </table:table-cell>
          <table:table-cell office:value-type="string" table:style-name="ce76">
            <text:p>Seguros de Exportación<text:s text:c="48"/></text:p>
          </table:table-cell>
          <table:table-cell office:value-type="float" office:value="6418.18" table:style-name="ce75">
            <text:p>6.41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" table:style-name="ce75">
            <text:p>5.202</text:p>
          </table:table-cell>
          <table:table-cell office:value-type="string" table:style-name="ce76">
            <text:p>GASTOS DE ADMINISTRATIVOS<text:s text:c="45"/></text:p>
          </table:table-cell>
          <table:table-cell office:value-type="float" office:value="1039233.44" table:style-name="ce75">
            <text:p>1.039.23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" table:style-name="ce75">
            <text:p>520.201</text:p>
          </table:table-cell>
          <table:table-cell office:value-type="string" table:style-name="ce76">
            <text:p>SUELDOS, SALARIOS Y DEMÁS REMUNERACIONES<text:s text:c="30"/></text:p>
          </table:table-cell>
          <table:table-cell office:value-type="float" office:value="289700.65000000002" table:style-name="ce75">
            <text:p>289.70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" table:style-name="ce75">
            <text:p>52.020.101</text:p>
          </table:table-cell>
          <table:table-cell office:value-type="string" table:style-name="ce76">
            <text:p>GASTOS DE NOMINA DE ADMINISTRACION<text:s text:c="36"/></text:p>
          </table:table-cell>
          <table:table-cell office:value-type="float" office:value="268886.93" table:style-name="ce75">
            <text:p>268.88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1" table:style-name="ce75">
            <text:p>520.201.010.001</text:p>
          </table:table-cell>
          <table:table-cell office:value-type="string" table:style-name="ce76">
            <text:p>Sueldos<text:s text:c="63"/></text:p>
          </table:table-cell>
          <table:table-cell office:value-type="float" office:value="184275.26" table:style-name="ce75">
            <text:p>184.275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2" table:style-name="ce75">
            <text:p>520.201.010.002</text:p>
          </table:table-cell>
          <table:table-cell office:value-type="string" table:style-name="ce76">
            <text:p>Sobretiempos<text:s text:c="58"/></text:p>
          </table:table-cell>
          <table:table-cell office:value-type="float" office:value="5187.07" table:style-name="ce75">
            <text:p>5.18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3" table:style-name="ce75">
            <text:p>520.201.010.003</text:p>
          </table:table-cell>
          <table:table-cell office:value-type="string" table:style-name="ce76">
            <text:p>Aporte Patronal 12.15%<text:s text:c="48"/></text:p>
          </table:table-cell>
          <table:table-cell office:value-type="float" office:value="23806.09" table:style-name="ce75">
            <text:p>23.80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4" table:style-name="ce75">
            <text:p>520.201.010.004</text:p>
          </table:table-cell>
          <table:table-cell office:value-type="string" table:style-name="ce76">
            <text:p>Fondo de Reserva<text:s text:c="54"/></text:p>
          </table:table-cell>
          <table:table-cell office:value-type="float" office:value="14777.31" table:style-name="ce75">
            <text:p>14.77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5" table:style-name="ce75">
            <text:p>520.201.010.005</text:p>
          </table:table-cell>
          <table:table-cell office:value-type="string" table:style-name="ce76">
            <text:p>Decimo Tercer Sueldo<text:s text:c="50"/></text:p>
          </table:table-cell>
          <table:table-cell office:value-type="float" office:value="15605.93" table:style-name="ce75">
            <text:p>15.60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6" table:style-name="ce75">
            <text:p>520.201.010.006</text:p>
          </table:table-cell>
          <table:table-cell office:value-type="string" table:style-name="ce76">
            <text:p>Decimo Cuarto Sueldo<text:s text:c="50"/></text:p>
          </table:table-cell>
          <table:table-cell office:value-type="float" office:value="6424.93" table:style-name="ce75">
            <text:p>6.425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7" table:style-name="ce75">
            <text:p>520.201.010.007</text:p>
          </table:table-cell>
          <table:table-cell office:value-type="string" table:style-name="ce76">
            <text:p>Vacaciones<text:s text:c="60"/></text:p>
          </table:table-cell>
          <table:table-cell office:value-type="float" office:value="5918.04" table:style-name="ce75">
            <text:p>5.91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08" table:style-name="ce75">
            <text:p>520.201.010.008</text:p>
          </table:table-cell>
          <table:table-cell office:value-type="string" table:style-name="ce76">
            <text:p>Desahucio Administración<text:s text:c="46"/></text:p>
          </table:table-cell>
          <table:table-cell office:value-type="float" office:value="3999.6" table:style-name="ce75">
            <text:p>4.00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10011" table:style-name="ce75">
            <text:p>520.201.010.011</text:p>
          </table:table-cell>
          <table:table-cell office:value-type="string" table:style-name="ce76">
            <text:p>Jubilación Patronal Administración<text:s text:c="36"/></text:p>
          </table:table-cell>
          <table:table-cell office:value-type="float" office:value="8892.7000000000007" table:style-name="ce75">
            <text:p>8.89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2" table:style-name="ce75">
            <text:p>52.020.102</text:p>
          </table:table-cell>
          <table:table-cell office:value-type="string" table:style-name="ce76">
            <text:p>OTRAS GASTOS DE PERSONAL<text:s text:c="46"/></text:p>
          </table:table-cell>
          <table:table-cell office:value-type="float" office:value="20813.72" table:style-name="ce75">
            <text:p>20.81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20002" table:style-name="ce75">
            <text:p>520.201.020.002</text:p>
          </table:table-cell>
          <table:table-cell office:value-type="string" table:style-name="ce76">
            <text:p>Alimentacion Administración<text:s text:c="43"/></text:p>
          </table:table-cell>
          <table:table-cell office:value-type="float" office:value="7141.87" table:style-name="ce75">
            <text:p>7.14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20003" table:style-name="ce75">
            <text:p>520.201.020.003</text:p>
          </table:table-cell>
          <table:table-cell office:value-type="string" table:style-name="ce76">
            <text:p>Movilizacion/Transp de Personal Administración<text:s text:c="24"/></text:p>
          </table:table-cell>
          <table:table-cell office:value-type="float" office:value="540" table:style-name="ce75">
            <text:p>54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20004" table:style-name="ce75">
            <text:p>520.201.020.004</text:p>
          </table:table-cell>
          <table:table-cell office:value-type="string" table:style-name="ce76">
            <text:p>Gastos Médicos ventas y administración<text:s text:c="32"/></text:p>
          </table:table-cell>
          <table:table-cell office:value-type="float" office:value="10411.85" table:style-name="ce75">
            <text:p>10.41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1020006" table:style-name="ce75">
            <text:p>520.201.020.006</text:p>
          </table:table-cell>
          <table:table-cell office:value-type="string" table:style-name="ce76">
            <text:p>Capacitación y Seminarios Administración<text:s text:c="30"/></text:p>
          </table:table-cell>
          <table:table-cell office:value-type="float" office:value="2720" table:style-name="ce75">
            <text:p>2.72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2" table:style-name="ce75">
            <text:p>520.202</text:p>
          </table:table-cell>
          <table:table-cell office:value-type="string" table:style-name="ce76">
            <text:p>HONORARIOS, COMISIONES Y DIETAS<text:s text:c="39"/></text:p>
          </table:table-cell>
          <table:table-cell office:value-type="float" office:value="135652.56" table:style-name="ce75">
            <text:p>135.65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201" table:style-name="ce75">
            <text:p>52.020.201</text:p>
          </table:table-cell>
          <table:table-cell office:value-type="string" table:style-name="ce76">
            <text:p>HONORARIOS<text:s text:c="60"/></text:p>
          </table:table-cell>
          <table:table-cell office:value-type="float" office:value="135652.56" table:style-name="ce75">
            <text:p>135.65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2010001" table:style-name="ce75">
            <text:p>520.202.010.001</text:p>
          </table:table-cell>
          <table:table-cell office:value-type="string" table:style-name="ce76">
            <text:p>Honorarios Profesionales<text:s text:c="46"/></text:p>
          </table:table-cell>
          <table:table-cell office:value-type="float" office:value="132304.22" table:style-name="ce75">
            <text:p>132.30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2010005" table:style-name="ce75">
            <text:p>520.202.010.005</text:p>
          </table:table-cell>
          <table:table-cell office:value-type="string" table:style-name="ce76">
            <text:p>Auditorías<text:s text:c="60"/></text:p>
          </table:table-cell>
          <table:table-cell office:value-type="float" office:value="3348.34" table:style-name="ce75">
            <text:p>3.34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" table:style-name="ce75">
            <text:p>520.203</text:p>
          </table:table-cell>
          <table:table-cell office:value-type="string" table:style-name="ce76">
            <text:p>MANTENIMIENTO Y REPARACIONES<text:s text:c="42"/></text:p>
          </table:table-cell>
          <table:table-cell office:value-type="float" office:value="36592.49" table:style-name="ce75">
            <text:p>36.59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" table:style-name="ce75">
            <text:p>52.020.301</text:p>
          </table:table-cell>
          <table:table-cell office:value-type="string" table:style-name="ce76">
            <text:p>MANTENIMIENTO<text:s text:c="57"/></text:p>
          </table:table-cell>
          <table:table-cell office:value-type="float" office:value="36592.49" table:style-name="ce75">
            <text:p>36.59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1" table:style-name="ce75">
            <text:p>520.203.010.001</text:p>
          </table:table-cell>
          <table:table-cell office:value-type="string" table:style-name="ce76">
            <text:p>Mantenimiento de Edificios y oficinas Administración<text:s text:c="18"/></text:p>
          </table:table-cell>
          <table:table-cell office:value-type="float" office:value="1000" table:style-name="ce75">
            <text:p>1.00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2" table:style-name="ce75">
            <text:p>520.203.010.002</text:p>
          </table:table-cell>
          <table:table-cell office:value-type="string" table:style-name="ce76">
            <text:p>Mantenimiento Instalaciones<text:s text:c="43"/></text:p>
          </table:table-cell>
          <table:table-cell office:value-type="float" office:value="1000" table:style-name="ce75">
            <text:p>1.00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3" table:style-name="ce75">
            <text:p>520.203.010.003</text:p>
          </table:table-cell>
          <table:table-cell office:value-type="string" table:style-name="ce76">
            <text:p>Mant. Vehiculos Administracion<text:s text:c="40"/></text:p>
          </table:table-cell>
          <table:table-cell office:value-type="float" office:value="10647.09" table:style-name="ce75">
            <text:p>10.64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4" table:style-name="ce75">
            <text:p>520.203.010.004</text:p>
          </table:table-cell>
          <table:table-cell office:value-type="string" table:style-name="ce76">
            <text:p>Mantenimiento Muebles y Equipos Administración<text:s text:c="24"/></text:p>
          </table:table-cell>
          <table:table-cell office:value-type="float" office:value="9392.83" table:style-name="ce75">
            <text:p>9.39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5" table:style-name="ce75">
            <text:p>520.203.010.005</text:p>
          </table:table-cell>
          <table:table-cell office:value-type="string" table:style-name="ce76">
            <text:p>Combustibles Administración<text:s text:c="43"/></text:p>
          </table:table-cell>
          <table:table-cell office:value-type="float" office:value="6243.88" table:style-name="ce75">
            <text:p>6.24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3010007" table:style-name="ce75">
            <text:p>520.203.010.007</text:p>
          </table:table-cell>
          <table:table-cell office:value-type="string" table:style-name="ce76">
            <text:p>Matricula e impuestos <text:s/>vehicular <text:s/>Adm<text:s text:c="33"/></text:p>
          </table:table-cell>
          <table:table-cell office:value-type="float" office:value="8308.69" table:style-name="ce75">
            <text:p>8.309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4" table:style-name="ce75">
            <text:p>520.204</text:p>
          </table:table-cell>
          <table:table-cell office:value-type="string" table:style-name="ce76">
            <text:p>SEGUROS Y REASEGUROS<text:s text:c="50"/></text:p>
          </table:table-cell>
          <table:table-cell office:value-type="float" office:value="30914.15" table:style-name="ce75">
            <text:p>30.91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401" table:style-name="ce75">
            <text:p>52.020.401</text:p>
          </table:table-cell>
          <table:table-cell office:value-type="string" table:style-name="ce76">
            <text:p>SEGUROS Y REASEGUROS<text:s text:c="50"/></text:p>
          </table:table-cell>
          <table:table-cell office:value-type="float" office:value="30914.15" table:style-name="ce75">
            <text:p>30.91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4010002" table:style-name="ce75">
            <text:p>520.204.010.002</text:p>
          </table:table-cell>
          <table:table-cell office:value-type="string" table:style-name="ce76">
            <text:p>Seguro de Vehiculos<text:s text:c="51"/></text:p>
          </table:table-cell>
          <table:table-cell office:value-type="float" office:value="8372.9699999999993" table:style-name="ce75">
            <text:p>8.37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4010004" table:style-name="ce75">
            <text:p>520.204.010.004</text:p>
          </table:table-cell>
          <table:table-cell office:value-type="string" table:style-name="ce76">
            <text:p>Seguro Contra Asalto y Robos<text:s text:c="42"/></text:p>
          </table:table-cell>
          <table:table-cell office:value-type="float" office:value="3997.8" table:style-name="ce75">
            <text:p>3.99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4010007" table:style-name="ce75">
            <text:p>520.204.010.007</text:p>
          </table:table-cell>
          <table:table-cell office:value-type="string" table:style-name="ce76">
            <text:p>Otros seguros<text:s text:c="57"/></text:p>
          </table:table-cell>
          <table:table-cell office:value-type="float" office:value="18543.38" table:style-name="ce75">
            <text:p>18.54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" table:style-name="ce75">
            <text:p>520.205</text:p>
          </table:table-cell>
          <table:table-cell office:value-type="string" table:style-name="ce76">
            <text:p>OTROS GASTOS DE ADMINISTRACION<text:s text:c="40"/></text:p>
          </table:table-cell>
          <table:table-cell office:value-type="float" office:value="445470" table:style-name="ce75">
            <text:p>445.47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" table:style-name="ce75">
            <text:p>52.020.501</text:p>
          </table:table-cell>
          <table:table-cell office:value-type="string" table:style-name="ce76">
            <text:p>OTROS GASTOS<text:s text:c="58"/></text:p>
          </table:table-cell>
          <table:table-cell office:value-type="float" office:value="445470" table:style-name="ce75">
            <text:p>445.47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1" table:style-name="ce75">
            <text:p>520.205.010.001</text:p>
          </table:table-cell>
          <table:table-cell office:value-type="string" table:style-name="ce76">
            <text:p>Gastos de Viaje Administración<text:s text:c="40"/></text:p>
          </table:table-cell>
          <table:table-cell office:value-type="float" office:value="996" table:style-name="ce75">
            <text:p>99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2" table:style-name="ce75">
            <text:p>520.205.010.002</text:p>
          </table:table-cell>
          <table:table-cell office:value-type="string" table:style-name="ce76">
            <text:p>Gastos de Gestión<text:s text:c="53"/></text:p>
          </table:table-cell>
          <table:table-cell office:value-type="float" office:value="12345.6" table:style-name="ce75">
            <text:p>12.34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3" table:style-name="ce75">
            <text:p>520.205.010.003</text:p>
          </table:table-cell>
          <table:table-cell office:value-type="string" table:style-name="ce76">
            <text:p>Telefonía Celular<text:s text:c="53"/></text:p>
          </table:table-cell>
          <table:table-cell office:value-type="float" office:value="1455.79" table:style-name="ce75">
            <text:p>1.45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4" table:style-name="ce75">
            <text:p>520.205.010.004</text:p>
          </table:table-cell>
          <table:table-cell office:value-type="string" table:style-name="ce76">
            <text:p>Correo y Courrier<text:s text:c="53"/></text:p>
          </table:table-cell>
          <table:table-cell office:value-type="float" office:value="3.84" table:style-name="ce75">
            <text:p>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5" table:style-name="ce75">
            <text:p>520.205.010.005</text:p>
          </table:table-cell>
          <table:table-cell office:value-type="string" table:style-name="ce76">
            <text:p>Suministros de Oficina y Computación<text:s text:c="34"/></text:p>
          </table:table-cell>
          <table:table-cell office:value-type="float" office:value="10675.69" table:style-name="ce75">
            <text:p>10.67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6" table:style-name="ce75">
            <text:p>520.205.010.006</text:p>
          </table:table-cell>
          <table:table-cell office:value-type="string" table:style-name="ce76">
            <text:p>Energía Eléctrica Administración<text:s text:c="38"/></text:p>
          </table:table-cell>
          <table:table-cell office:value-type="float" office:value="18380.16" table:style-name="ce75">
            <text:p>18.38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7" table:style-name="ce75">
            <text:p>520.205.010.007</text:p>
          </table:table-cell>
          <table:table-cell office:value-type="string" table:style-name="ce76">
            <text:p>Agua Administración<text:s text:c="51"/></text:p>
          </table:table-cell>
          <table:table-cell office:value-type="float" office:value="649.61" table:style-name="ce75">
            <text:p>65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8" table:style-name="ce75">
            <text:p>520.205.010.008</text:p>
          </table:table-cell>
          <table:table-cell office:value-type="string" table:style-name="ce76">
            <text:p>Telefonía Convencional<text:s text:c="48"/></text:p>
          </table:table-cell>
          <table:table-cell office:value-type="float" office:value="2301.0100000000002" table:style-name="ce75">
            <text:p>2.30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09" table:style-name="ce75">
            <text:p>520.205.010.009</text:p>
          </table:table-cell>
          <table:table-cell office:value-type="string" table:style-name="ce76">
            <text:p>Internet<text:s text:c="62"/></text:p>
          </table:table-cell>
          <table:table-cell office:value-type="float" office:value="9684" table:style-name="ce75">
            <text:p>9.68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0" table:style-name="ce75">
            <text:p>520.205.010.010</text:p>
          </table:table-cell>
          <table:table-cell office:value-type="string" table:style-name="ce76">
            <text:p>Utiles de Limpieza/Cafeteria<text:s text:c="42"/></text:p>
          </table:table-cell>
          <table:table-cell office:value-type="float" office:value="1560.54" table:style-name="ce75">
            <text:p>1.56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1" table:style-name="ce75">
            <text:p>520.205.010.011</text:p>
          </table:table-cell>
          <table:table-cell office:value-type="string" table:style-name="ce76">
            <text:p>Gastos Menores de activos Administración<text:s text:c="30"/></text:p>
          </table:table-cell>
          <table:table-cell office:value-type="float" office:value="102.68" table:style-name="ce75">
            <text:p>10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2" table:style-name="ce75">
            <text:p>520.205.010.012</text:p>
          </table:table-cell>
          <table:table-cell office:value-type="string" table:style-name="ce76">
            <text:p>Donaciones<text:s text:c="60"/></text:p>
          </table:table-cell>
          <table:table-cell office:value-type="float" office:value="817.97" table:style-name="ce75">
            <text:p>81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3" table:style-name="ce75">
            <text:p>520.205.010.013</text:p>
          </table:table-cell>
          <table:table-cell office:value-type="string" table:style-name="ce76">
            <text:p>Cuotas y Suscripciones<text:s text:c="48"/></text:p>
          </table:table-cell>
          <table:table-cell office:value-type="float" office:value="10658.89" table:style-name="ce75">
            <text:p>10.659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4" table:style-name="ce75">
            <text:p>520.205.010.014</text:p>
          </table:table-cell>
          <table:table-cell office:value-type="string" table:style-name="ce76">
            <text:p>IVA no aplicado (gasto)<text:s text:c="47"/></text:p>
          </table:table-cell>
          <table:table-cell office:value-type="float" office:value="62598.63" table:style-name="ce75">
            <text:p>62.599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5" table:style-name="ce75">
            <text:p>520.205.010.015</text:p>
          </table:table-cell>
          <table:table-cell office:value-type="string" table:style-name="ce76">
            <text:p>Suministros, materiales y repuestos Administración<text:s text:c="20"/></text:p>
          </table:table-cell>
          <table:table-cell office:value-type="float" office:value="862.78" table:style-name="ce75">
            <text:p>863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6" table:style-name="ce75">
            <text:p>520.205.010.016</text:p>
          </table:table-cell>
          <table:table-cell office:value-type="string" table:style-name="ce76">
            <text:p>Arriendo<text:s text:c="62"/></text:p>
          </table:table-cell>
          <table:table-cell office:value-type="float" office:value="135246" table:style-name="ce75">
            <text:p>135.24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18" table:style-name="ce75">
            <text:p>520.205.010.018</text:p>
          </table:table-cell>
          <table:table-cell office:value-type="string" table:style-name="ce76">
            <text:p>Multas e Intereses<text:s text:c="52"/></text:p>
          </table:table-cell>
          <table:table-cell office:value-type="float" office:value="1749.85" table:style-name="ce75">
            <text:p>1.75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0" table:style-name="ce75">
            <text:p>520.205.010.020</text:p>
          </table:table-cell>
          <table:table-cell office:value-type="string" table:style-name="ce76">
            <text:p>Ajustes de centavos<text:s text:c="51"/></text:p>
          </table:table-cell>
          <table:table-cell office:value-type="float" office:value="46.35" table:style-name="ce75">
            <text:p>4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2" table:style-name="ce75">
            <text:p>520.205.010.022</text:p>
          </table:table-cell>
          <table:table-cell office:value-type="string" table:style-name="ce76">
            <text:p>Seguridad<text:s text:c="61"/></text:p>
          </table:table-cell>
          <table:table-cell office:value-type="float" office:value="23760" table:style-name="ce75">
            <text:p>23.76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3" table:style-name="ce75">
            <text:p>520.205.010.023</text:p>
          </table:table-cell>
          <table:table-cell office:value-type="string" table:style-name="ce76">
            <text:p>Gastos no Deducibles<text:s text:c="50"/></text:p>
          </table:table-cell>
          <table:table-cell office:value-type="float" office:value="38216.61" table:style-name="ce75">
            <text:p>38.21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4" table:style-name="ce75">
            <text:p>520.205.010.024</text:p>
          </table:table-cell>
          <table:table-cell office:value-type="string" table:style-name="ce76">
            <text:p>Gastos de licencias -software y mant ERP<text:s text:c="30"/></text:p>
          </table:table-cell>
          <table:table-cell office:value-type="float" office:value="38152.379999999997" table:style-name="ce75">
            <text:p>38.15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6" table:style-name="ce75">
            <text:p>520.205.010.026</text:p>
          </table:table-cell>
          <table:table-cell office:value-type="string" table:style-name="ce76">
            <text:p>Iva Facrtor de Proporcionalidad<text:s text:c="39"/></text:p>
          </table:table-cell>
          <table:table-cell office:value-type="float" office:value="52310.3" table:style-name="ce75">
            <text:p>52.31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27" table:style-name="ce75">
            <text:p>520.205.010.027</text:p>
          </table:table-cell>
          <table:table-cell office:value-type="string" table:style-name="ce76">
            <text:p>Promocion y Publicidad Administracion<text:s text:c="33"/></text:p>
          </table:table-cell>
          <table:table-cell office:value-type="float" office:value="396.8" table:style-name="ce75">
            <text:p>39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30" table:style-name="ce75">
            <text:p>520.205.010.030</text:p>
          </table:table-cell>
          <table:table-cell office:value-type="string" table:style-name="ce76">
            <text:p>Gasto Movilizacion Administración<text:s text:c="37"/></text:p>
          </table:table-cell>
          <table:table-cell office:value-type="float" office:value="2228.44" table:style-name="ce75">
            <text:p>2.22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36" table:style-name="ce75">
            <text:p>520.205.010.036</text:p>
          </table:table-cell>
          <table:table-cell office:value-type="string" table:style-name="ce76">
            <text:p>Otros pagos bienes y servicios administración<text:s text:c="25"/></text:p>
          </table:table-cell>
          <table:table-cell office:value-type="float" office:value="13971.77" table:style-name="ce75">
            <text:p>13.97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37" table:style-name="ce75">
            <text:p>520.205.010.037</text:p>
          </table:table-cell>
          <table:table-cell office:value-type="string" table:style-name="ce76">
            <text:p>Mant equipos de computo<text:s text:c="47"/></text:p>
          </table:table-cell>
          <table:table-cell office:value-type="float" office:value="142" table:style-name="ce75">
            <text:p>14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5010040" table:style-name="ce75">
            <text:p>520.205.010.040</text:p>
          </table:table-cell>
          <table:table-cell office:value-type="string" table:style-name="ce76">
            <text:p>Obsequios y muestras a clientes (autoconsumo)<text:s text:c="25"/></text:p>
          </table:table-cell>
          <table:table-cell office:value-type="float" office:value="6156.31" table:style-name="ce75">
            <text:p>6.15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" table:style-name="ce75">
            <text:p>520.206</text:p>
          </table:table-cell>
          <table:table-cell office:value-type="string" table:style-name="ce76">
            <text:p>IMPUESTOS, CONTRIBUCIONES Y OTROS<text:s text:c="37"/></text:p>
          </table:table-cell>
          <table:table-cell office:value-type="float" office:value="62941.21" table:style-name="ce75">
            <text:p>62.94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" table:style-name="ce75">
            <text:p>52.020.601</text:p>
          </table:table-cell>
          <table:table-cell office:value-type="string" table:style-name="ce76">
            <text:p>IMPUESTOS Y CONTRIBUCIONES<text:s text:c="44"/></text:p>
          </table:table-cell>
          <table:table-cell office:value-type="float" office:value="62941.21" table:style-name="ce75">
            <text:p>62.941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1" table:style-name="ce75">
            <text:p>520.206.010.001</text:p>
          </table:table-cell>
          <table:table-cell office:value-type="string" table:style-name="ce76">
            <text:p>Impuestos <text:s/>municipales<text:s text:c="48"/></text:p>
          </table:table-cell>
          <table:table-cell office:value-type="float" office:value="44346" table:style-name="ce75">
            <text:p>44.34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2" table:style-name="ce75">
            <text:p>520.206.010.002</text:p>
          </table:table-cell>
          <table:table-cell office:value-type="string" table:style-name="ce76">
            <text:p>Impuesto Cuerpo de Bomberos<text:s text:c="43"/></text:p>
          </table:table-cell>
          <table:table-cell office:value-type="float" office:value="414" table:style-name="ce75">
            <text:p>41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4" table:style-name="ce75">
            <text:p>520.206.010.004</text:p>
          </table:table-cell>
          <table:table-cell office:value-type="string" table:style-name="ce76">
            <text:p>Contribuciones <text:s/>Super de Compania<text:s text:c="37"/></text:p>
          </table:table-cell>
          <table:table-cell office:value-type="float" office:value="15627.28" table:style-name="ce75">
            <text:p>15.627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5" table:style-name="ce75">
            <text:p>520.206.010.005</text:p>
          </table:table-cell>
          <table:table-cell office:value-type="string" table:style-name="ce76">
            <text:p>Contribucion Solca<text:s text:c="52"/></text:p>
          </table:table-cell>
          <table:table-cell office:value-type="float" office:value="2.14" table:style-name="ce75">
            <text:p>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6" table:style-name="ce75">
            <text:p>520.206.010.006</text:p>
          </table:table-cell>
          <table:table-cell office:value-type="string" table:style-name="ce76">
            <text:p>Impuesto salida de divisa<text:s text:c="45"/></text:p>
          </table:table-cell>
          <table:table-cell office:value-type="float" office:value="272" table:style-name="ce75">
            <text:p>27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6010008" table:style-name="ce75">
            <text:p>520.206.010.008</text:p>
          </table:table-cell>
          <table:table-cell office:value-type="string" table:style-name="ce76">
            <text:p>Tasa de recoleccion de basura<text:s text:c="41"/></text:p>
          </table:table-cell>
          <table:table-cell office:value-type="float" office:value="2279.79" table:style-name="ce75">
            <text:p>2.280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" table:style-name="ce75">
            <text:p>520.207</text:p>
          </table:table-cell>
          <table:table-cell office:value-type="string" table:style-name="ce76">
            <text:p>DEPRECIACIONES:<text:s text:c="55"/></text:p>
          </table:table-cell>
          <table:table-cell office:value-type="float" office:value="37962.379999999997" table:style-name="ce75">
            <text:p>37.96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" table:style-name="ce75">
            <text:p>52.020.701</text:p>
          </table:table-cell>
          <table:table-cell office:value-type="string" table:style-name="ce76">
            <text:p>PROPIEDADES, PLANTA Y EQUIPO<text:s text:c="42"/></text:p>
          </table:table-cell>
          <table:table-cell office:value-type="float" office:value="37962.379999999997" table:style-name="ce75">
            <text:p>37.962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0001" table:style-name="ce75">
            <text:p>520.207.010.001</text:p>
          </table:table-cell>
          <table:table-cell office:value-type="string" table:style-name="ce76">
            <text:p>Gastos de Depreciación de Edificios<text:s text:c="35"/></text:p>
          </table:table-cell>
          <table:table-cell office:value-type="float" office:value="6144.12" table:style-name="ce75">
            <text:p>6.144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0003" table:style-name="ce75">
            <text:p>520.207.010.003</text:p>
          </table:table-cell>
          <table:table-cell office:value-type="string" table:style-name="ce76">
            <text:p>Gastos de Depreciaciones de Muebles y Enseres<text:s text:c="25"/></text:p>
          </table:table-cell>
          <table:table-cell office:value-type="float" office:value="3056.07" table:style-name="ce75">
            <text:p>3.05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0004" table:style-name="ce75">
            <text:p>520.207.010.004</text:p>
          </table:table-cell>
          <table:table-cell office:value-type="string" table:style-name="ce76">
            <text:p>Gastos de Depreciación de Equipos de computacion<text:s text:c="22"/></text:p>
          </table:table-cell>
          <table:table-cell office:value-type="float" office:value="1047.51" table:style-name="ce75">
            <text:p>1.048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0005" table:style-name="ce75">
            <text:p>520.207.010.005</text:p>
          </table:table-cell>
          <table:table-cell office:value-type="string" table:style-name="ce76">
            <text:p>Gastos de Depreciación de Vehiculos<text:s text:c="35"/></text:p>
          </table:table-cell>
          <table:table-cell office:value-type="float" office:value="27635.66" table:style-name="ce75">
            <text:p>27.636</text:p>
          </table:table-cell>
          <table:table-cell table:style-name="ce74"/>
          <table:table-cell table:number-columns-repeated="16380"/>
        </table:table-row>
        <table:table-row table:style-name="ro1">
          <table:table-cell office:value-type="float" office:value="520207010007" table:style-name="ce75">
            <text:p>520.207.010.007</text:p>
          </table:table-cell>
          <table:table-cell office:value-type="string" table:style-name="ce76">
            <text:p>Gastos depreciacion equipos de seguridad<text:s text:c="30"/></text:p>
          </table:table-cell>
          <table:table-cell office:value-type="float" office:value="79.02" table:style-name="ce75">
            <text:p>79</text:p>
          </table:table-cell>
          <table:table-cell table:style-name="ce74"/>
          <table:table-cell table:number-columns-repeated="16380"/>
        </table:table-row>
        <table:table-row table:number-rows-repeated="12" table:style-name="ro1">
          <table:table-cell table:style-name="ce71"/>
          <table:table-cell table:number-columns-repeated="2" table:style-name="ce72"/>
          <table:table-cell table:style-name="ce73"/>
          <table:table-cell table:number-columns-repeated="16380"/>
        </table:table-row>
        <table:table-row table:style-name="ro1">
          <table:table-cell table:style-name="ce71"/>
          <table:table-cell table:style-name="ce72"/>
          <table:table-cell table:style-name="ce1"/>
          <table:table-cell table:style-name="ce72"/>
          <table:table-cell table:number-columns-repeated="16380"/>
        </table:table-row>
        <table:table-row table:number-rows-repeated="9" table:style-name="ro1">
          <table:table-cell table:style-name="ce71"/>
          <table:table-cell table:number-columns-repeated="2" table:style-name="ce72"/>
          <table:table-cell table:style-name="ce73"/>
          <table:table-cell table:number-columns-repeated="16380"/>
        </table:table-row>
        <table:table-row table:number-rows-repeated="1048416" table:style-name="ro1">
          <table:table-cell table:number-columns-repeated="16384"/>
        </table:table-row>
      </table:table>
      <table:table table:name="Honorarios" table:style-name="ta3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riendos" table:style-name="ta3">
        <table:table-column table:style-name="co16" table:default-cell-style-name="ce77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35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41" table:default-cell-style-name="ce1"/>
        <table:table-row table:style-name="ro5">
          <table:table-cell office:value-type="string" table:style-name="ce84">
            <text:p>codigo</text:p>
          </table:table-cell>
          <table:table-cell office:value-type="string" table:style-name="ce85">
            <text:p>nombre</text:p>
          </table:table-cell>
          <table:table-cell office:value-type="string" table:style-name="ce85">
            <text:p>tipo</text:p>
          </table:table-cell>
          <table:table-cell office:value-type="string" table:style-name="ce85">
            <text:p>numero</text:p>
          </table:table-cell>
          <table:table-cell office:value-type="string" table:style-name="ce85">
            <text:p>fecha</text:p>
          </table:table-cell>
          <table:table-cell office:value-type="string" table:style-name="ce85">
            <text:p>descrip</text:p>
          </table:table-cell>
          <table:table-cell office:value-type="string" table:style-name="ce85">
            <text:p>referencia</text:p>
          </table:table-cell>
          <table:table-cell office:value-type="string" table:style-name="ce85">
            <text:p>debito</text:p>
          </table:table-cell>
          <table:table-cell office:value-type="string" table:style-name="ce85">
            <text:p>credito</text:p>
          </table:table-cell>
          <table:table-cell office:value-type="string" table:style-name="ce85">
            <text:p>saldo</text:p>
          </table:table-cell>
          <table:table-cell office:value-type="string" table:style-name="ce85">
            <text:p>cheque</text:p>
          </table:table-cell>
          <table:table-cell office:value-type="string" table:style-name="ce85">
            <text:p>beneficia</text:p>
          </table:table-cell>
          <table:table-cell office:value-type="string" table:style-name="ce85">
            <text:p>valreg</text:p>
          </table:table-cell>
          <table:table-cell office:value-type="string" table:style-name="ce85">
            <text:p>negrita</text:p>
          </table:table-cell>
          <table:table-cell office:value-type="string" table:style-name="ce85">
            <text:p>tipmov</text:p>
          </table:table-cell>
          <table:table-cell table:number-columns-repeated="16369" table:style-name="ce85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date" office:date-value="2020-12-31T00:00:00" table:style-name="ce80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6855" table:style-name="ce1">
            <text:p>46855</text:p>
          </table:table-cell>
          <table:table-cell office:value-type="date" office:date-value="2021-01-31T00:00:00" table:style-name="ce80">
            <text:p>31/1/2021</text:p>
          </table:table-cell>
          <table:table-cell office:value-type="string" table:style-name="ce1">
            <text:p>ARRIENDO MES DE ENERO/2021 FACº 426 (SABELLA S.A.)</text:p>
          </table:table-cell>
          <table:table-cell office:value-type="string" table:style-name="ce1">
            <text:p>FA 426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363" table:style-name="ce1">
            <text:p>47363</text:p>
          </table:table-cell>
          <table:table-cell office:value-type="date" office:date-value="2021-02-28T00:00:00" table:style-name="ce80">
            <text:p>28/2/2021</text:p>
          </table:table-cell>
          <table:table-cell office:value-type="string" table:style-name="ce1">
            <text:p>SERV ARRIENDO DE MES DE FEBRERO DEL2021 FAC# 427 (SABELLA S.A.)</text:p>
          </table:table-cell>
          <table:table-cell office:value-type="string" table:style-name="ce1">
            <text:p>FA 427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402" table:style-name="ce1">
            <text:p>47402</text:p>
          </table:table-cell>
          <table:table-cell office:value-type="date" office:date-value="2021-03-08T00:00:00" table:style-name="ce80">
            <text:p>8/3/2021</text:p>
          </table:table-cell>
          <table:table-cell office:value-type="string" table:style-name="ce1">
            <text:p>FAC# 428 ARRIENDO MES DE MARZO/2021 (SABELLA S.A.)</text:p>
          </table:table-cell>
          <table:table-cell office:value-type="string" table:style-name="ce1">
            <text:p>FA 428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2" table:style-name="ce1">
            <text:p>47892</text:p>
          </table:table-cell>
          <table:table-cell office:value-type="date" office:date-value="2021-04-07T00:00:00" table:style-name="ce80">
            <text:p>7/4/2021</text:p>
          </table:table-cell>
          <table:table-cell office:value-type="string" table:style-name="ce1">
            <text:p>FAC# 429 ARRIENDO MES DE ABRIL 2021 (SABELLA S.A.)</text:p>
          </table:table-cell>
          <table:table-cell office:value-type="string" table:style-name="ce1">
            <text:p>FA 429</text:p>
          </table:table-cell>
          <table:table-cell office:value-type="float" office:value="1500" table:style-name="ce81">
            <text:p>1.5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7" table:style-name="ce1">
            <text:p>47897</text:p>
          </table:table-cell>
          <table:table-cell office:value-type="date" office:date-value="2021-04-07T00:00:00" table:style-name="ce80">
            <text:p>7/4/2021</text:p>
          </table:table-cell>
          <table:table-cell office:value-type="string" table:style-name="ce1">
            <text:p>Registro Anulado por el Usuario CONTADOR (MARONCELI S.A.)</text:p>
          </table:table-cell>
          <table:table-cell office:value-type="string" table:style-name="ce1">
            <text:p>FA 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355" table:style-name="ce1">
            <text:p>49355</text:p>
          </table:table-cell>
          <table:table-cell office:value-type="date" office:date-value="2021-06-30T00:00:00" table:style-name="ce80">
            <text:p>30/6/2021</text:p>
          </table:table-cell>
          <table:table-cell office:value-type="string" table:style-name="ce1">
            <text:p>ARRIENDO MES DE JUNIO 2021 F/431 (SABELLA S.A.)</text:p>
          </table:table-cell>
          <table:table-cell office:value-type="string" table:style-name="ce1">
            <text:p>FA 431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80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office:value-type="string" table:style-name="ce1">
            <text:p/>
          </table:table-cell>
          <table:table-cell office:value-type="float" office:value="0" table:style-name="ce81">
            <text:p>0,00</text:p>
          </table:table-cell>
          <table:table-cell office:value-type="float" office:value="1500" table:style-name="ce81">
            <text:p>1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80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office:value-type="string" table:style-name="ce1">
            <text:p/>
          </table:table-cell>
          <table:table-cell office:value-type="float" office:value="246" table:style-name="ce81">
            <text:p>246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7" table:style-name="ce1">
            <text:p>49817</text:p>
          </table:table-cell>
          <table:table-cell office:value-type="date" office:date-value="2021-07-30T00:00:00" table:style-name="ce80">
            <text:p>30/7/2021</text:p>
          </table:table-cell>
          <table:table-cell office:value-type="string" table:style-name="ce1">
            <text:p>F/ 3 ARRIENDO MES DE MAYO 2021 (SABELLA S.A.)</text:p>
          </table:table-cell>
          <table:table-cell office:value-type="string" table:style-name="ce1">
            <text:p>FA 3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8" table:style-name="ce1">
            <text:p>49818</text:p>
          </table:table-cell>
          <table:table-cell office:value-type="date" office:date-value="2021-07-30T00:00:00" table:style-name="ce80">
            <text:p>30/7/2021</text:p>
          </table:table-cell>
          <table:table-cell office:value-type="string" table:style-name="ce1">
            <text:p>F/ 4 ARRIENDO MES DE JULIO 2021 (SABELLA S.A.)</text:p>
          </table:table-cell>
          <table:table-cell office:value-type="string" table:style-name="ce1">
            <text:p>FA 4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9" table:style-name="ce1">
            <text:p>49819</text:p>
          </table:table-cell>
          <table:table-cell office:value-type="date" office:date-value="2021-08-02T00:00:00" table:style-name="ce80">
            <text:p>2/8/2021</text:p>
          </table:table-cell>
          <table:table-cell office:value-type="string" table:style-name="ce1">
            <text:p>F/ 5 ARRIENDO MES DE ABRIL 2021 (SABELLA S.A.)</text:p>
          </table:table-cell>
          <table:table-cell office:value-type="string" table:style-name="ce1">
            <text:p>FA 5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1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19" table:style-name="ce1">
            <text:p>50419</text:p>
          </table:table-cell>
          <table:table-cell office:value-type="date" office:date-value="2021-09-08T00:00:00" table:style-name="ce80">
            <text:p>8/9/2021</text:p>
          </table:table-cell>
          <table:table-cell office:value-type="string" table:style-name="ce1">
            <text:p>ARRIENDO MES DE SEPTIEMBRE 2021 FAC° 7 (SABELLA S.A.)</text:p>
          </table:table-cell>
          <table:table-cell office:value-type="string" table:style-name="ce1">
            <text:p>FA 7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5">
          <table:table-cell office:value-type="float" office:value="520205010016" table:style-name="ce7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20" table:style-name="ce1">
            <text:p>50420</text:p>
          </table:table-cell>
          <table:table-cell office:value-type="date" office:date-value="2021-09-08T00:00:00" table:style-name="ce80">
            <text:p>8/9/2021</text:p>
          </table:table-cell>
          <table:table-cell office:value-type="string" table:style-name="ce1">
            <text:p>ARRIENDO MES DE AGOSTO/2021 FAC° 6 (SABELLA S.A.)</text:p>
          </table:table-cell>
          <table:table-cell office:value-type="string" table:style-name="ce1">
            <text:p>FA 6</text:p>
          </table:table-cell>
          <table:table-cell office:value-type="float" office:value="15000" table:style-name="ce81">
            <text:p>15.00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69"/>
        </table:table-row>
        <table:table-row table:style-name="ro7">
          <table:table-cell table:style-name="ce77"/>
          <table:table-cell table:number-columns-repeated="6" table:style-name="ce1"/>
          <table:table-cell office:value-type="float" office:value="136746" table:formula="of:=SUM([.H2:.H15])" table:style-name="ce82">
            <text:p><text:s/>136.746,00<text:s/></text:p>
          </table:table-cell>
          <table:table-cell office:value-type="float" office:value="1500" table:formula="of:=SUM([.I2:.I15])" table:style-name="ce82">
            <text:p><text:s/>1.500,00<text:s/></text:p>
          </table:table-cell>
          <table:table-cell office:value-type="float" office:value="135246" table:formula="of:=+[.H16]-[.I16]" table:style-name="ce83">
            <text:p>135.246,00</text:p>
          </table:table-cell>
          <table:table-cell table:number-columns-repeated="16374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ervicios_basicos" table:style-name="ta3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mpuestos" table:style-name="ta3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Otros" table:style-name="ta3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P1">
      <number:text>(</number:text>
      <number:number number:decimal-places="2" number:min-decimal-places="2" number:min-integer-digits="1" number:grouping="true"/>
      <number:text>)</number:text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decimal-places="2" number:min-integer-digits="1"/>
      <number:text> %</number:text>
    </number:percentage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-</number:text>
      <number:number number:decimal-places="2" number:min-decimal-places="2" number:min-integer-digits="1" number:grouping="true"/>
      <number:text> </number:text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ara Macias</meta:initial-creator>
    <dc:creator>Carlos Almeida</dc:creator>
    <meta:creation-date>2020-10-19T12:23:50Z</meta:creation-date>
    <dc:date>2021-12-01T16:50:20Z</dc:date>
    <meta:editing-cycles>10</meta:editing-cycles>
    <meta:editing-duration>PT4109S</meta:editing-duration>
  </office:meta>
</office:document-meta>
</file>